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52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0.7591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0.8311in"/>
    </style:style>
    <style:style style:name="co7" style:family="table-column">
      <style:table-column-properties fo:break-before="auto" style:column-width="0.9638in"/>
    </style:style>
    <style:style style:name="co8" style:family="table-column">
      <style:table-column-properties fo:break-before="auto" style:column-width="0.7346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1.0236in"/>
    </style:style>
    <style:style style:name="co11" style:family="table-column">
      <style:table-column-properties fo:break-before="auto" style:column-width="0.74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6984in"/>
    </style:style>
    <style:style style:name="co14" style:family="table-column">
      <style:table-column-properties fo:break-before="auto" style:column-width="1.1807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0.5902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0.5417in"/>
    </style:style>
    <style:style style:name="co19" style:family="table-column">
      <style:table-column-properties fo:break-before="auto" style:column-width="0.5299in"/>
    </style:style>
    <style:style style:name="co20" style:family="table-column">
      <style:table-column-properties fo:break-before="auto" style:column-width="0.7827in"/>
    </style:style>
    <style:style style:name="co21" style:family="table-column">
      <style:table-column-properties fo:break-before="auto" style:column-width="4.9764in"/>
    </style:style>
    <style:style style:name="co22" style:family="table-column">
      <style:table-column-properties fo:break-before="auto" style:column-width="2.1201in"/>
    </style:style>
    <style:style style:name="co23" style:family="table-column">
      <style:table-column-properties fo:break-before="auto" style:column-width="2.072in"/>
    </style:style>
    <style:style style:name="co24" style:family="table-column">
      <style:table-column-properties fo:break-before="auto" style:column-width="2.4819in"/>
    </style:style>
    <style:style style:name="co25" style:family="table-column">
      <style:table-column-properties fo:break-before="auto" style:column-width="1.7346in"/>
    </style:style>
    <style:style style:name="co26" style:family="table-column">
      <style:table-column-properties fo:break-before="auto" style:column-width="1.8791in"/>
    </style:style>
    <style:style style:name="co27" style:family="table-column">
      <style:table-column-properties fo:break-before="auto" style:column-width="3.8311in"/>
    </style:style>
    <style:style style:name="co28" style:family="table-column">
      <style:table-column-properties fo:break-before="auto" style:column-width="2.6028in"/>
    </style:style>
    <style:style style:name="co29" style:family="table-column">
      <style:table-column-properties fo:break-before="auto" style:column-width="1.6626in"/>
    </style:style>
    <style:style style:name="co30" style:family="table-column">
      <style:table-column-properties fo:break-before="auto" style:column-width="1.0362in"/>
    </style:style>
    <style:style style:name="co31" style:family="table-column">
      <style:table-column-properties fo:break-before="auto" style:column-width="3.0362in"/>
    </style:style>
    <style:style style:name="co32" style:family="table-column">
      <style:table-column-properties fo:break-before="auto" style:column-width="3.3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74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2445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327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7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fo:wrap-option="no-wrap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wrap-option="no-wrap"/>
      <style:text-properties style:font-name="Liberation Sans"/>
    </style:style>
    <style:style style:name="ce28" style:family="table-cell" style:parent-style-name="Default"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style:font-name="Liberation Sans"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color="#f10d0c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53" style:family="table-cell" style:parent-style-name="Default" style:data-style-name="N205"/>
    <style:style style:name="ce54" style:family="table-cell" style:parent-style-name="Default" style:data-style-name="N205">
      <style:table-cell-properties style:text-align-source="fix" style:repeat-content="false" style:vertical-align="middl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55" style:family="table-cell" style:parent-style-name="Default" style:data-style-name="N205"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20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205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8" style:family="table-cell" style:parent-style-name="Default" style:data-style-name="N205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5" style:family="table-cell" style:parent-style-name="Default" style:data-style-name="N1"/>
    <style:style style:name="ce66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6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">
      <style:text-properties fo:font-size="26pt" fo:font-weight="bold" style:font-size-asian="26pt" style:font-weight-asian="bold" style:font-size-complex="26pt" style:font-weight-complex="bold"/>
    </style:style>
    <style:style style:name="ce69" style:family="table-cell" style:parent-style-name="Default" style:data-style-name="N2"/>
    <style:style style:name="ce70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26pt" fo:font-weight="bold" style:font-size-asian="26pt" style:font-weight-asian="bold" style:font-size-complex="26pt" style:font-weight-complex="bold"/>
    </style:style>
    <style:style style:name="ce71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2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Excel_20_Built-in_20_Comma_20__5b_0_5d_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Comma_20__5b_0_5d_" style:data-style-name="N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gresos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2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number-columns-repeated="16371" table:default-cell-style-name="ce18"/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 table:number-columns-spanned="2" table:number-rows-spanned="1">
            <text:p>INGRESOS PREVISTOS</text:p>
          </table:table-cell>
          <table:covered-table-cell table:style-name="ce25"/>
          <table:table-cell table:style-name="ce10" table:number-columns-repeated="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table:style-name="ce20" office:value-type="string" calcext:value-type="string">
            <text:p>Servicio/Producto</text:p>
          </table:table-cell>
          <table:table-cell table:style-name="ce20" office:value-type="string" calcext:value-type="string">
            <text:p>Precio (€)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1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2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3</text:p>
          </table:table-cell>
          <table:table-cell table:style-name="ce20" office:value-type="string" calcext:value-type="string">
            <text:p>N.Usuarios</text:p>
          </table:table-cell>
          <table:table-cell table:style-name="ce20" office:value-type="string" calcext:value-type="string">
            <text:p>AÑO 4</text:p>
          </table:table-cell>
          <table:table-cell table:style-name="ce22" office:value-type="string" calcext:value-type="string">
            <text:p>N.Usuarios</text:p>
          </table:table-cell>
          <table:table-cell table:style-name="ce22" office:value-type="string" calcext:value-type="string">
            <text:p>AÑO 5</text:p>
          </table:table-cell>
          <table:table-cell table:style-name="Default"/>
          <table:table-cell table:style-name="ce28" table:number-columns-repeated="16371"/>
        </table:table-row>
        <table:table-row table:style-name="ro4">
          <table:table-cell table:style-name="ce15" office:value-type="string" calcext:value-type="string">
            <text:p>Paquete Básico (año)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750" calcext:value-type="float">
            <text:p>750</text:p>
          </table:table-cell>
          <table:table-cell table:style-name="ce15" table:formula="of:=[.B5]*[.C5]" office:value-type="float" office:value="71250" calcext:value-type="float">
            <text:p>71250</text:p>
          </table:table-cell>
          <table:table-cell table:style-name="ce15" table:formula="of:=ROUND([.C5]*(1+[.B19])^1; 0)" office:value-type="float" office:value="1050" calcext:value-type="float">
            <text:p>1050</text:p>
          </table:table-cell>
          <table:table-cell table:style-name="ce15" table:formula="of:=[.B5]*[.E5]" office:value-type="float" office:value="99750" calcext:value-type="float">
            <text:p>99750</text:p>
          </table:table-cell>
          <table:table-cell table:style-name="ce15" table:formula="of:=ROUND([.C5]*(1+[.B19])^2; 0)" office:value-type="float" office:value="1470" calcext:value-type="float">
            <text:p>1470</text:p>
          </table:table-cell>
          <table:table-cell table:style-name="ce15" table:formula="of:=[.G5]*[.B5]" office:value-type="float" office:value="139650" calcext:value-type="float">
            <text:p>139650</text:p>
          </table:table-cell>
          <table:table-cell table:style-name="ce15" table:formula="of:=ROUND([.C5]*(1+[.B19])^3;0)" office:value-type="float" office:value="2058" calcext:value-type="float">
            <text:p>2058</text:p>
          </table:table-cell>
          <table:table-cell table:style-name="ce15" table:formula="of:=[.I5]*[.B5]" office:value-type="float" office:value="195510" calcext:value-type="float">
            <text:p>195510</text:p>
          </table:table-cell>
          <table:table-cell table:style-name="ce28" table:formula="of:=ROUND([.C5]*(1+[.B19])^4;0)" office:value-type="float" office:value="2881" calcext:value-type="float">
            <text:p>2881</text:p>
          </table:table-cell>
          <table:table-cell table:style-name="ce28" table:formula="of:=[.K5]*[.B5]" office:value-type="float" office:value="273695" calcext:value-type="float">
            <text:p>273695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Paquete Profesional (año)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table:formula="of:=[.B6]*[.C6]" office:value-type="float" office:value="52500" calcext:value-type="float">
            <text:p>52500</text:p>
          </table:table-cell>
          <table:table-cell table:style-name="ce15" table:formula="of:=ROUND([.C6]*(1+[.B19])^1; 0)" office:value-type="float" office:value="350" calcext:value-type="float">
            <text:p>350</text:p>
          </table:table-cell>
          <table:table-cell table:style-name="ce15" table:formula="of:=[.B6]*[.E6]" office:value-type="float" office:value="73500" calcext:value-type="float">
            <text:p>73500</text:p>
          </table:table-cell>
          <table:table-cell table:style-name="ce15" table:formula="of:=ROUND([.C6]*(1+[.B19])^2; 0)" office:value-type="float" office:value="490" calcext:value-type="float">
            <text:p>490</text:p>
          </table:table-cell>
          <table:table-cell table:style-name="ce15" table:formula="of:=[.G6]*[.B6]" office:value-type="float" office:value="102900" calcext:value-type="float">
            <text:p>102900</text:p>
          </table:table-cell>
          <table:table-cell table:style-name="ce15" table:formula="of:=ROUND([.C6]*(1+[.B19])^3;0)" office:value-type="float" office:value="686" calcext:value-type="float">
            <text:p>686</text:p>
          </table:table-cell>
          <table:table-cell table:style-name="ce15" table:formula="of:=[.I6]*[.B6]" office:value-type="float" office:value="144060" calcext:value-type="float">
            <text:p>144060</text:p>
          </table:table-cell>
          <table:table-cell table:style-name="ce28" table:formula="of:=ROUND([.C6]*(1+[.B19])^4;0)" office:value-type="float" office:value="960" calcext:value-type="float">
            <text:p>960</text:p>
          </table:table-cell>
          <table:table-cell table:style-name="ce28" table:formula="of:=[.K6]*[.B6]" office:value-type="float" office:value="201600" calcext:value-type="float">
            <text:p>201600</text:p>
          </table:table-cell>
          <table:table-cell table:style-name="Default"/>
          <table:table-cell table:style-name="ce28" table:number-columns-repeated="16371"/>
        </table:table-row>
        <table:table-row table:style-name="ro6">
          <table:table-cell table:style-name="ce15" office:value-type="string" calcext:value-type="string">
            <text:p>Paquete Enterprise (año)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[.B7]*[.C7]" office:value-type="float" office:value="26400" calcext:value-type="float">
            <text:p>26400</text:p>
          </table:table-cell>
          <table:table-cell table:style-name="ce15" table:formula="of:=ROUND([.C7]*(1+[.B19])^1; 0)" office:value-type="float" office:value="84" calcext:value-type="float">
            <text:p>84</text:p>
          </table:table-cell>
          <table:table-cell table:style-name="ce15" table:formula="of:=[.B7]*[.E7]" office:value-type="float" office:value="36960" calcext:value-type="float">
            <text:p>36960</text:p>
          </table:table-cell>
          <table:table-cell table:style-name="ce15" table:formula="of:=ROUND([.C7]*(1+[.B19])^2; 0)" office:value-type="float" office:value="118" calcext:value-type="float">
            <text:p>118</text:p>
          </table:table-cell>
          <table:table-cell table:style-name="ce15" table:formula="of:=[.G7]*[.B7]" office:value-type="float" office:value="51920" calcext:value-type="float">
            <text:p>51920</text:p>
          </table:table-cell>
          <table:table-cell table:style-name="ce15" table:formula="of:=ROUND([.C7]*(1+[.B19])^3;0)" office:value-type="float" office:value="165" calcext:value-type="float">
            <text:p>165</text:p>
          </table:table-cell>
          <table:table-cell table:style-name="ce15" table:formula="of:=[.I7]*[.B7]" office:value-type="float" office:value="72600" calcext:value-type="float">
            <text:p>72600</text:p>
          </table:table-cell>
          <table:table-cell table:style-name="ce28" table:formula="of:=ROUND([.C7]*(1+[.B19])^4;0)" office:value-type="float" office:value="230" calcext:value-type="float">
            <text:p>230</text:p>
          </table:table-cell>
          <table:table-cell table:style-name="ce28" table:formula="of:=[.K7]*[.B7]" office:value-type="float" office:value="101200" calcext:value-type="float">
            <text:p>1012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SEO Avanzado (módulo anual)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[.B8]*[.C8]" office:value-type="float" office:value="3500" calcext:value-type="float">
            <text:p>3500</text:p>
          </table:table-cell>
          <table:table-cell table:style-name="ce15" table:formula="of:=ROUND([.C8]*(1+[.B19])^1; 0)" office:value-type="float" office:value="70" calcext:value-type="float">
            <text:p>70</text:p>
          </table:table-cell>
          <table:table-cell table:style-name="ce15" table:formula="of:=[.B8]*[.E8]" office:value-type="float" office:value="4900" calcext:value-type="float">
            <text:p>4900</text:p>
          </table:table-cell>
          <table:table-cell table:style-name="ce15" table:formula="of:=ROUND([.C8]*(1+[.B19])^2; 0)" office:value-type="float" office:value="98" calcext:value-type="float">
            <text:p>98</text:p>
          </table:table-cell>
          <table:table-cell table:style-name="ce15" table:formula="of:=[.G8]*[.B8]" office:value-type="float" office:value="6860" calcext:value-type="float">
            <text:p>6860</text:p>
          </table:table-cell>
          <table:table-cell table:style-name="ce15" table:formula="of:=ROUND([.C8]*(1+[.B19])^3;0)" office:value-type="float" office:value="137" calcext:value-type="float">
            <text:p>137</text:p>
          </table:table-cell>
          <table:table-cell table:style-name="ce15" table:formula="of:=[.I8]*[.B8]" office:value-type="float" office:value="9590" calcext:value-type="float">
            <text:p>9590</text:p>
          </table:table-cell>
          <table:table-cell table:style-name="ce28" table:formula="of:=ROUND([.C8]*(1+[.B19])^4;0)" office:value-type="float" office:value="192" calcext:value-type="float">
            <text:p>192</text:p>
          </table:table-cell>
          <table:table-cell table:style-name="ce28" table:formula="of:=[.K8]*[.B8]" office:value-type="float" office:value="13440" calcext:value-type="float">
            <text:p>13440</text:p>
          </table:table-cell>
          <table:table-cell table:style-name="Default"/>
          <table:table-cell table:style-name="ce28" table:number-columns-repeated="16371"/>
        </table:table-row>
        <table:table-row table:style-name="ro6">
          <table:table-cell table:style-name="ce15" office:value-type="string" calcext:value-type="string">
            <text:p>Analíticas Personalizadas (año)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[.B9]*[.C9]" office:value-type="float" office:value="11200" calcext:value-type="float">
            <text:p>11200</text:p>
          </table:table-cell>
          <table:table-cell table:style-name="ce15" table:formula="of:=ROUND([.C9]*(1+[.B19])^1; 0)" office:value-type="float" office:value="20" calcext:value-type="float">
            <text:p>20</text:p>
          </table:table-cell>
          <table:table-cell table:style-name="ce15" table:formula="of:=[.B9]*[.E9]" office:value-type="float" office:value="16000" calcext:value-type="float">
            <text:p>16000</text:p>
          </table:table-cell>
          <table:table-cell table:style-name="ce15" table:formula="of:=ROUND([.C9]*(1+[.B19])^2; 0)" office:value-type="float" office:value="27" calcext:value-type="float">
            <text:p>27</text:p>
          </table:table-cell>
          <table:table-cell table:style-name="ce15" table:formula="of:=[.G9]*[.B9]" office:value-type="float" office:value="21600" calcext:value-type="float">
            <text:p>21600</text:p>
          </table:table-cell>
          <table:table-cell table:style-name="ce15" table:formula="of:=ROUND([.C9]*(1+[.B19])^3;0)" office:value-type="float" office:value="38" calcext:value-type="float">
            <text:p>38</text:p>
          </table:table-cell>
          <table:table-cell table:style-name="ce15" table:formula="of:=[.I9]*[.B9]" office:value-type="float" office:value="30400" calcext:value-type="float">
            <text:p>30400</text:p>
          </table:table-cell>
          <table:table-cell table:style-name="ce28" table:formula="of:=ROUND([.C9]*(1+[.B19])^4;0)" office:value-type="float" office:value="54" calcext:value-type="float">
            <text:p>54</text:p>
          </table:table-cell>
          <table:table-cell table:style-name="ce28" table:formula="of:=[.K9]*[.B9]" office:value-type="float" office:value="43200" calcext:value-type="float">
            <text:p>432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Backups Avanzados (año)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[.B10]*[.C10]" office:value-type="float" office:value="1400" calcext:value-type="float">
            <text:p>1400</text:p>
          </table:table-cell>
          <table:table-cell table:style-name="ce15" table:formula="of:=ROUND([.C10]*(1+[.B19])^1; 0)" office:value-type="float" office:value="28" calcext:value-type="float">
            <text:p>28</text:p>
          </table:table-cell>
          <table:table-cell table:style-name="ce15" table:formula="of:=[.B10]*[.E10]" office:value-type="float" office:value="1960" calcext:value-type="float">
            <text:p>1960</text:p>
          </table:table-cell>
          <table:table-cell table:style-name="ce15" table:formula="of:=ROUND([.C10]*(1+[.B19])^2; 0)" office:value-type="float" office:value="39" calcext:value-type="float">
            <text:p>39</text:p>
          </table:table-cell>
          <table:table-cell table:style-name="ce15" table:formula="of:=[.G10]*[.B10]" office:value-type="float" office:value="2730" calcext:value-type="float">
            <text:p>2730</text:p>
          </table:table-cell>
          <table:table-cell table:style-name="ce15" table:formula="of:=ROUND([.C10]*(1+[.B19])^3;0)" office:value-type="float" office:value="55" calcext:value-type="float">
            <text:p>55</text:p>
          </table:table-cell>
          <table:table-cell table:style-name="ce15" table:formula="of:=[.I10]*[.B10]" office:value-type="float" office:value="3850" calcext:value-type="float">
            <text:p>3850</text:p>
          </table:table-cell>
          <table:table-cell table:style-name="ce28" table:formula="of:=ROUND([.C10]*(1+[.B19])^4;0)" office:value-type="float" office:value="77" calcext:value-type="float">
            <text:p>77</text:p>
          </table:table-cell>
          <table:table-cell table:style-name="ce28" table:formula="of:=[.K10]*[.B10]" office:value-type="float" office:value="5390" calcext:value-type="float">
            <text:p>539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Almacenamiento Extra (año)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[.B11]*[.C11]" office:value-type="float" office:value="1800" calcext:value-type="float">
            <text:p>1800</text:p>
          </table:table-cell>
          <table:table-cell table:style-name="ce15" table:formula="of:=ROUND([.C11]*(1+[.B19])^1; 0)" office:value-type="float" office:value="50" calcext:value-type="float">
            <text:p>50</text:p>
          </table:table-cell>
          <table:table-cell table:style-name="ce15" table:formula="of:=[.B11]*[.E11]" office:value-type="float" office:value="2500" calcext:value-type="float">
            <text:p>2500</text:p>
          </table:table-cell>
          <table:table-cell table:style-name="ce15" table:formula="of:=ROUND([.C11]*(1+[.B19])^2; 0)" office:value-type="float" office:value="71" calcext:value-type="float">
            <text:p>71</text:p>
          </table:table-cell>
          <table:table-cell table:style-name="ce15" table:formula="of:=[.G11]*[.B11]" office:value-type="float" office:value="3550" calcext:value-type="float">
            <text:p>3550</text:p>
          </table:table-cell>
          <table:table-cell table:style-name="ce15" table:formula="of:=ROUND([.C11]*(1+[.B19])^3;0)" office:value-type="float" office:value="99" calcext:value-type="float">
            <text:p>99</text:p>
          </table:table-cell>
          <table:table-cell table:style-name="ce15" table:formula="of:=[.I11]*[.B11]" office:value-type="float" office:value="4950" calcext:value-type="float">
            <text:p>4950</text:p>
          </table:table-cell>
          <table:table-cell table:style-name="ce28" table:formula="of:=ROUND([.C11]*(1+[.B19])^4;0)" office:value-type="float" office:value="138" calcext:value-type="float">
            <text:p>138</text:p>
          </table:table-cell>
          <table:table-cell table:style-name="ce28" table:formula="of:=[.K11]*[.B11]" office:value-type="float" office:value="6900" calcext:value-type="float">
            <text:p>69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Plantillas Premium (año)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2]*[.C12]" office:value-type="float" office:value="480" calcext:value-type="float">
            <text:p>480</text:p>
          </table:table-cell>
          <table:table-cell table:style-name="ce15" table:formula="of:=ROUND([.C12]*(1+[.B19])^1; 0)" office:value-type="float" office:value="11" calcext:value-type="float">
            <text:p>11</text:p>
          </table:table-cell>
          <table:table-cell table:style-name="ce15" table:formula="of:=[.B12]*[.E12]" office:value-type="float" office:value="660" calcext:value-type="float">
            <text:p>660</text:p>
          </table:table-cell>
          <table:table-cell table:style-name="ce15" table:formula="of:=ROUND([.C12]*(1+[.B19])^2; 0)" office:value-type="float" office:value="16" calcext:value-type="float">
            <text:p>16</text:p>
          </table:table-cell>
          <table:table-cell table:style-name="ce15" table:formula="of:=[.G12]*[.B12]" office:value-type="float" office:value="960" calcext:value-type="float">
            <text:p>960</text:p>
          </table:table-cell>
          <table:table-cell table:style-name="ce15" table:formula="of:=ROUND([.C12]*(1+[.B19])^3;0)" office:value-type="float" office:value="22" calcext:value-type="float">
            <text:p>22</text:p>
          </table:table-cell>
          <table:table-cell table:style-name="ce15" table:formula="of:=[.I12]*[.B12]" office:value-type="float" office:value="1320" calcext:value-type="float">
            <text:p>1320</text:p>
          </table:table-cell>
          <table:table-cell table:style-name="ce28" table:formula="of:=ROUND([.C12]*(1+[.B19])^4;0)" office:value-type="float" office:value="31" calcext:value-type="float">
            <text:p>31</text:p>
          </table:table-cell>
          <table:table-cell table:style-name="ce28" table:formula="of:=[.K12]*[.B12]" office:value-type="float" office:value="1860" calcext:value-type="float">
            <text:p>186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Dominios Premium (año)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formula="of:=[.B13]*[.C13]" office:value-type="float" office:value="750" calcext:value-type="float">
            <text:p>750</text:p>
          </table:table-cell>
          <table:table-cell table:style-name="ce15" table:formula="of:=ROUND([.C13]*(1+[.B19])^1; 0)" office:value-type="float" office:value="21" calcext:value-type="float">
            <text:p>21</text:p>
          </table:table-cell>
          <table:table-cell table:style-name="ce15" table:formula="of:=[.B13]*[.E13]" office:value-type="float" office:value="1050" calcext:value-type="float">
            <text:p>1050</text:p>
          </table:table-cell>
          <table:table-cell table:style-name="ce15" table:formula="of:=ROUND([.C13]*(1+[.B19])^2; 0)" office:value-type="float" office:value="29" calcext:value-type="float">
            <text:p>29</text:p>
          </table:table-cell>
          <table:table-cell table:style-name="ce15" table:formula="of:=[.G13]*[.B13]" office:value-type="float" office:value="1450" calcext:value-type="float">
            <text:p>1450</text:p>
          </table:table-cell>
          <table:table-cell table:style-name="ce15" table:formula="of:=ROUND([.C13]*(1+[.B19])^3;0)" office:value-type="float" office:value="41" calcext:value-type="float">
            <text:p>41</text:p>
          </table:table-cell>
          <table:table-cell table:style-name="ce15" table:formula="of:=[.I13]*[.B13]" office:value-type="float" office:value="2050" calcext:value-type="float">
            <text:p>2050</text:p>
          </table:table-cell>
          <table:table-cell table:style-name="ce28" table:formula="of:=ROUND([.C13]*(1+[.B19])^4;0)" office:value-type="float" office:value="58" calcext:value-type="float">
            <text:p>58</text:p>
          </table:table-cell>
          <table:table-cell table:style-name="ce28" table:formula="of:=[.K13]*[.B13]" office:value-type="float" office:value="2900" calcext:value-type="float">
            <text:p>2900</text:p>
          </table:table-cell>
          <table:table-cell table:style-name="Default"/>
          <table:table-cell table:style-name="ce28" table:number-columns-repeated="16371"/>
        </table:table-row>
        <table:table-row table:style-name="ro5">
          <table:table-cell table:style-name="ce15" office:value-type="string" calcext:value-type="string">
            <text:p>Consultoría Técnica (servicios)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[.B14]*[.C14]" office:value-type="float" office:value="90000" calcext:value-type="float">
            <text:p>90000</text:p>
          </table:table-cell>
          <table:table-cell table:style-name="ce15" table:formula="of:=ROUND([.C14]*(1+[.B19])^1; 0)" office:value-type="float" office:value="42" calcext:value-type="float">
            <text:p>42</text:p>
          </table:table-cell>
          <table:table-cell table:style-name="ce15" table:formula="of:=[.B14]*[.E14]" office:value-type="float" office:value="126000" calcext:value-type="float">
            <text:p>126000</text:p>
          </table:table-cell>
          <table:table-cell table:style-name="ce15" table:formula="of:=ROUND([.C14]*(1+[.B19])^2; 0)" office:value-type="float" office:value="59" calcext:value-type="float">
            <text:p>59</text:p>
          </table:table-cell>
          <table:table-cell table:style-name="ce15" table:formula="of:=[.G14]*[.B14]" office:value-type="float" office:value="177000" calcext:value-type="float">
            <text:p>177000</text:p>
          </table:table-cell>
          <table:table-cell table:style-name="ce15" table:formula="of:=ROUND([.C14]*(1+[.B19])^3;0)" office:value-type="float" office:value="82" calcext:value-type="float">
            <text:p>82</text:p>
          </table:table-cell>
          <table:table-cell table:style-name="ce15" table:formula="of:=[.I14]*[.B14]" office:value-type="float" office:value="246000" calcext:value-type="float">
            <text:p>246000</text:p>
          </table:table-cell>
          <table:table-cell table:style-name="ce28" table:formula="of:=ROUND([.C14]*(1+[.B19])^4;0)" office:value-type="float" office:value="115" calcext:value-type="float">
            <text:p>115</text:p>
          </table:table-cell>
          <table:table-cell table:style-name="ce28" table:formula="of:=[.K14]*[.B14]" office:value-type="float" office:value="345000" calcext:value-type="float">
            <text:p>345000</text:p>
          </table:table-cell>
          <table:table-cell table:style-name="Default"/>
          <table:table-cell table:style-name="ce28" table:number-columns-repeated="16371"/>
        </table:table-row>
        <table:table-row table:style-name="ro7">
          <table:table-cell table:style-name="ce15" office:value-type="string" calcext:value-type="string">
            <text:p>Comisiones B2B2C (% ventas)</text:p>
          </table:table-cell>
          <table:table-cell table:style-name="ce15" table:number-columns-repeated="2"/>
          <table:table-cell table:style-name="ce15" office:value-type="float" office:value="600" calcext:value-type="float">
            <text:p>600</text:p>
          </table:table-cell>
          <table:table-cell table:style-name="ce15"/>
          <table:table-cell table:style-name="ce15" office:value-type="float" office:value="1600" calcext:value-type="float">
            <text:p>1600</text:p>
          </table:table-cell>
          <table:table-cell table:style-name="ce15"/>
          <table:table-cell table:style-name="ce15" office:value-type="float" office:value="5000" calcext:value-type="float">
            <text:p>5000</text:p>
          </table:table-cell>
          <table:table-cell table:style-name="ce15"/>
          <table:table-cell table:style-name="ce15" office:value-type="float" office:value="19000" calcext:value-type="float">
            <text:p>19000</text:p>
          </table:table-cell>
          <table:table-cell table:style-name="ce28"/>
          <table:table-cell table:style-name="ce28" office:value-type="float" office:value="39000" calcext:value-type="float">
            <text:p>39000</text:p>
          </table:table-cell>
          <table:table-cell table:style-name="Default"/>
          <table:table-cell table:style-name="ce26" table:number-columns-repeated="16371"/>
        </table:table-row>
        <table:table-row table:style-name="ro1">
          <table:table-cell table:style-name="ce22" office:value-type="string" calcext:value-type="string">
            <text:p>Total Ingresos Anuales Previstos (€)</text:p>
          </table:table-cell>
          <table:table-cell table:style-name="ce26" table:number-columns-repeated="2"/>
          <table:table-cell table:style-name="ce26" table:formula="of:=SUM([.D5:.D15])" office:value-type="float" office:value="259880" calcext:value-type="float">
            <text:p>259880</text:p>
          </table:table-cell>
          <table:table-cell table:style-name="ce26"/>
          <table:table-cell table:style-name="ce26" table:formula="of:=SUM([.F5:.F15])" office:value-type="float" office:value="364880" calcext:value-type="float">
            <text:p>364880</text:p>
          </table:table-cell>
          <table:table-cell table:style-name="ce26"/>
          <table:table-cell table:style-name="ce26" table:formula="of:=SUM([.H5:.H15])" office:value-type="float" office:value="513620" calcext:value-type="float">
            <text:p>513620</text:p>
          </table:table-cell>
          <table:table-cell table:style-name="ce26"/>
          <table:table-cell table:style-name="ce26" table:formula="of:=SUM([.J5:.J15])" office:value-type="float" office:value="729330" calcext:value-type="float">
            <text:p>729330</text:p>
          </table:table-cell>
          <table:table-cell table:style-name="ce26"/>
          <table:table-cell table:style-name="ce26" table:formula="of:=SUM([.L5:.L15])" office:value-type="float" office:value="1034185" calcext:value-type="float">
            <text:p>1034185</text:p>
          </table:table-cell>
          <table:table-cell table:style-name="Default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8">
          <table:table-cell table:style-name="ce9" office:value-type="string" calcext:value-type="string">
            <text:p>Tase Prevista de crecimiento (%)</text:p>
          </table:table-cell>
          <table:table-cell table:style-name="ce9" office:value-type="float" office:value="0.4" calcext:value-type="float">
            <text:p>0.4</text:p>
          </table:table-cell>
          <table:table-cell table:style-name="Default"/>
          <table:table-cell table:number-columns-repeated="10"/>
          <table:table-cell table:style-name="ce5" table:number-columns-repeated="16371"/>
        </table:table-row>
        <table:table-row table:style-name="ro9">
          <table:table-cell table:style-name="ce5"/>
          <table:table-cell table:style-name="Default" table:number-columns-repeated="2"/>
          <table:table-cell table:style-name="ce5" table:number-columns-repeated="10"/>
          <table:table-cell table:number-columns-repeated="16371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astos Personal y SS" table:style-name="ta1"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1" table:default-cell-style-name="ce18"/>
        <table:table-column table:style-name="co19" table:default-cell-style-name="ce18"/>
        <table:table-column table:style-name="co20" table:default-cell-style-name="ce18"/>
        <table:table-column table:style-name="co8" table:default-cell-style-name="ce18"/>
        <table:table-column table:style-name="co15" table:default-cell-style-name="ce18"/>
        <table:table-column table:style-name="co12" table:number-columns-repeated="16371" table:default-cell-style-name="ce18"/>
        <table:table-row table:style-name="ro1">
          <table:table-cell table:number-columns-repeated="16383"/>
        </table:table-row>
        <table:table-row table:style-name="ro2">
          <table:table-cell table:style-name="ce29" office:value-type="string" calcext:value-type="string" table:number-columns-spanned="6" table:number-rows-spanned="1">
            <text:p><text:s/>EVOLUCIÓN GASTOS PERSONAL</text:p>
          </table:table-cell>
          <table:covered-table-cell table:number-columns-repeated="4" table:style-name="ce10"/>
          <table:covered-table-cell/>
          <table:table-cell table:number-columns-repeated="16377"/>
        </table:table-row>
        <table:table-row table:style-name="ro1">
          <table:table-cell table:number-columns-repeated="16383"/>
        </table:table-row>
        <table:table-row table:style-name="ro4">
          <table:table-cell table:style-name="ce20" office:value-type="string" calcext:value-type="string">
            <text:p>Personal</text:p>
          </table:table-cell>
          <table:table-cell table:style-name="ce20" office:value-type="string" calcext:value-type="string">
            <text:p>Sueldo Bruto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1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2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3</text:p>
          </table:table-cell>
          <table:table-cell table:style-name="ce20" office:value-type="string" calcext:value-type="string">
            <text:p>Cant</text:p>
          </table:table-cell>
          <table:table-cell table:style-name="ce20" office:value-type="string" calcext:value-type="string">
            <text:p>AÑO 4</text:p>
          </table:table-cell>
          <table:table-cell table:style-name="ce22" office:value-type="string" calcext:value-type="string">
            <text:p>Cant</text:p>
          </table:table-cell>
          <table:table-cell table:style-name="ce22" office:value-type="string" calcext:value-type="string">
            <text:p>AÑO 5</text:p>
          </table:table-cell>
          <table:table-cell table:style-name="ce22" table:number-columns-repeated="10"/>
          <table:table-cell table:style-name="ce2" table:number-columns-repeated="16361"/>
        </table:table-row>
        <table:table-row table:style-name="ro10">
          <table:table-cell table:style-name="ce15" office:value-type="string" calcext:value-type="string">
            <text:p>Científico de Datos</text:p>
          </table:table-cell>
          <table:table-cell table:style-name="ce15" office:value-type="float" office:value="30000" calcext:value-type="float">
            <text:p>30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5]*[.B5]" office:value-type="float" office:value="60000" calcext:value-type="float">
            <text:p>60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E5]*[.B5]" office:value-type="float" office:value="90000" calcext:value-type="float">
            <text:p>90000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G5]*[.B5]" office:value-type="float" office:value="120000" calcext:value-type="float">
            <text:p>120000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[.I5]*[.B5]" office:value-type="float" office:value="150000" calcext:value-type="float">
            <text:p>15000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K5]*[.B5]" office:value-type="float" office:value="180000" calcext:value-type="float">
            <text:p>18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Desarrolladores FullStack</text:p>
          </table:table-cell>
          <table:table-cell table:style-name="ce15" office:value-type="float" office:value="25000" calcext:value-type="float">
            <text:p>25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6]*[.B6]" office:value-type="float" office:value="50000" calcext:value-type="float">
            <text:p>50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E6]*[.B6]" office:value-type="float" office:value="50000" calcext:value-type="float">
            <text:p>50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G6]*[.B6]" office:value-type="float" office:value="75000" calcext:value-type="float">
            <text:p>75000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I6]*[.B6]" office:value-type="float" office:value="100000" calcext:value-type="float">
            <text:p>10000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K6]*[.B6]" office:value-type="float" office:value="150000" calcext:value-type="float">
            <text:p>15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Atención al cliente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E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G7]*[.B7]" office:value-type="float" office:value="20000" calcext:value-type="float">
            <text:p>2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I7]*[.B7]" office:value-type="float" office:value="20000" calcext:value-type="float">
            <text:p>2000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K7]*[.B7]" office:value-type="float" office:value="40000" calcext:value-type="float">
            <text:p>4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Marketing/Comercial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8]*[.B8]" office:value-type="float" office:value="48000" calcext:value-type="float">
            <text:p>48000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E8]*[.B8]" office:value-type="float" office:value="48000" calcext:value-type="float">
            <text:p>48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G8]*[.B8]" office:value-type="float" office:value="72000" calcext:value-type="float">
            <text:p>72000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I8]*[.B8]" office:value-type="float" office:value="72000" calcext:value-type="float">
            <text:p>72000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K8]*[.B8]" office:value-type="float" office:value="72000" calcext:value-type="float">
            <text:p>72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Gerente</text:p>
          </table:table-cell>
          <table:table-cell table:style-name="ce15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E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G9]*[.B9]" office:value-type="float" office:value="40000" calcext:value-type="float">
            <text:p>4000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I9]*[.B9]" office:value-type="float" office:value="40000" calcext:value-type="float">
            <text:p>4000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K9]*[.B9]" office:value-type="float" office:value="40000" calcext:value-type="float">
            <text:p>40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Total Sueldos sin S.S (€)</text:p>
          </table:table-cell>
          <table:table-cell table:style-name="ce15" table:number-columns-repeated="2"/>
          <table:table-cell table:style-name="ce15" table:formula="of:=SUM([.D5:.D9])" office:value-type="float" office:value="218000" calcext:value-type="float">
            <text:p>218000</text:p>
          </table:table-cell>
          <table:table-cell table:style-name="ce15"/>
          <table:table-cell table:style-name="ce15" table:formula="of:=SUM([.F5:.F9])" office:value-type="float" office:value="248000" calcext:value-type="float">
            <text:p>248000</text:p>
          </table:table-cell>
          <table:table-cell table:style-name="ce15"/>
          <table:table-cell table:style-name="ce15" table:formula="of:=SUM([.H5:.H9])" office:value-type="float" office:value="327000" calcext:value-type="float">
            <text:p>327000</text:p>
          </table:table-cell>
          <table:table-cell table:style-name="ce15"/>
          <table:table-cell table:style-name="ce15" table:formula="of:=SUM([.J5:.J9])" office:value-type="float" office:value="382000" calcext:value-type="float">
            <text:p>382000</text:p>
          </table:table-cell>
          <table:table-cell table:style-name="ce28"/>
          <table:table-cell table:style-name="ce28" table:formula="of:=SUM([.L5:.L9])" office:value-type="float" office:value="482000" calcext:value-type="float">
            <text:p>4820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15" office:value-type="string" calcext:value-type="string">
            <text:p>Seguridad Social (33%)</text:p>
          </table:table-cell>
          <table:table-cell table:style-name="ce15" table:number-columns-repeated="2"/>
          <table:table-cell table:style-name="ce15" table:formula="of:=0.3*[.D10]" office:value-type="float" office:value="65400" calcext:value-type="float">
            <text:p>65400</text:p>
          </table:table-cell>
          <table:table-cell table:style-name="ce15"/>
          <table:table-cell table:style-name="ce15" table:formula="of:=0.3*[.F10]" office:value-type="float" office:value="74400" calcext:value-type="float">
            <text:p>74400</text:p>
          </table:table-cell>
          <table:table-cell table:style-name="ce15"/>
          <table:table-cell table:style-name="ce15" table:formula="of:=0.3*[.H10]" office:value-type="float" office:value="98100" calcext:value-type="float">
            <text:p>98100</text:p>
          </table:table-cell>
          <table:table-cell table:style-name="ce15"/>
          <table:table-cell table:style-name="ce15" table:formula="of:=0.3*[.J10]" office:value-type="float" office:value="114600" calcext:value-type="float">
            <text:p>114600</text:p>
          </table:table-cell>
          <table:table-cell table:style-name="ce28"/>
          <table:table-cell table:style-name="ce28" table:formula="of:=0.3*[.L10]" office:value-type="float" office:value="144600" calcext:value-type="float">
            <text:p>144600</text:p>
          </table:table-cell>
          <table:table-cell table:style-name="ce28" table:number-columns-repeated="10"/>
          <table:table-cell table:style-name="ce3" table:number-columns-repeated="16361"/>
        </table:table-row>
        <table:table-row table:style-name="ro10">
          <table:table-cell table:style-name="ce22" office:value-type="string" calcext:value-type="string">
            <text:p>Total Gastos Personal (€)</text:p>
          </table:table-cell>
          <table:table-cell table:style-name="ce26"/>
          <table:table-cell table:style-name="ce26" table:formula="of:=SUM([.C5:.C9])" office:value-type="float" office:value="8" calcext:value-type="float">
            <text:p>8</text:p>
          </table:table-cell>
          <table:table-cell table:style-name="ce26" table:formula="of:=SUM([.D10:.D11])" office:value-type="float" office:value="283400" calcext:value-type="float">
            <text:p>283400</text:p>
          </table:table-cell>
          <table:table-cell table:style-name="ce26" table:formula="of:=SUM([.E5:.E9])" office:value-type="float" office:value="9" calcext:value-type="float">
            <text:p>9</text:p>
          </table:table-cell>
          <table:table-cell table:style-name="ce26" table:formula="of:=SUM([.F10:.F11])" office:value-type="float" office:value="322400" calcext:value-type="float">
            <text:p>322400</text:p>
          </table:table-cell>
          <table:table-cell table:style-name="ce26" table:formula="of:=SUM([.G5:.G9])" office:value-type="float" office:value="12" calcext:value-type="float">
            <text:p>12</text:p>
          </table:table-cell>
          <table:table-cell table:style-name="ce26" table:formula="of:=SUM([.H10:.H11])" office:value-type="float" office:value="425100" calcext:value-type="float">
            <text:p>425100</text:p>
          </table:table-cell>
          <table:table-cell table:style-name="ce26" table:formula="of:=SUM([.I5:.I9])" office:value-type="float" office:value="14" calcext:value-type="float">
            <text:p>14</text:p>
          </table:table-cell>
          <table:table-cell table:style-name="ce26" table:formula="of:=SUM([.J10:.J11])" office:value-type="float" office:value="496600" calcext:value-type="float">
            <text:p>496600</text:p>
          </table:table-cell>
          <table:table-cell table:style-name="ce26" table:formula="of:=SUM([.K5:.K9])" office:value-type="float" office:value="18" calcext:value-type="float">
            <text:p>18</text:p>
          </table:table-cell>
          <table:table-cell table:style-name="ce26" table:formula="of:=SUM([.L10:.L11])" office:value-type="float" office:value="626600" calcext:value-type="float">
            <text:p>626600</text:p>
          </table:table-cell>
          <table:table-cell table:style-name="ce26" table:number-columns-repeated="10"/>
          <table:table-cell table:style-name="ce4" table:number-columns-repeated="16361"/>
        </table:table-row>
        <table:table-row table:style-name="ro1" table:number-rows-repeated="3">
          <table:table-cell table:number-columns-repeated="16383"/>
        </table:table-row>
        <table:table-row table:style-name="ro9">
          <table:table-cell table:style-name="ce9" table:number-columns-repeated="2"/>
          <table:table-cell table:style-name="ce5" table:number-columns-repeated="16381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Gastos Totales" table:style-name="ta1">
        <table:table-column table:style-name="co21" table:default-cell-style-name="Default"/>
        <table:table-column table:style-name="co12" table:number-columns-repeated="16383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33" office:value-type="string" calcext:value-type="string" table:number-columns-spanned="2" table:number-rows-spanned="1">
            <text:p>PREVISIÓN GASTOS TOTALES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0">
          <table:table-cell table:style-name="ce13" office:value-type="string" calcext:value-type="string">
            <text:p>Cuenta</text:p>
          </table:table-cell>
          <table:table-cell table:style-name="ce13" office:value-type="string" calcext:value-type="string">
            <text:p>AÑO 1</text:p>
          </table:table-cell>
          <table:table-cell table:style-name="ce13" office:value-type="string" calcext:value-type="string">
            <text:p>AÑO 2</text:p>
          </table:table-cell>
          <table:table-cell table:style-name="ce13" office:value-type="string" calcext:value-type="string">
            <text:p>AÑO 3</text:p>
          </table:table-cell>
          <table:table-cell table:style-name="ce13" office:value-type="string" calcext:value-type="string">
            <text:p>AÑO 4</text:p>
          </table:table-cell>
          <table:table-cell table:style-name="ce13" office:value-type="string" calcext:value-type="string">
            <text:p>AÑO 5</text:p>
          </table:table-cell>
          <table:table-cell table:number-columns-repeated="16378"/>
        </table:table-row>
        <table:table-row table:style-name="ro11">
          <table:table-cell table:style-name="ce14" office:value-type="string" calcext:value-type="string">
            <text:p>GASTOS VARIABLES (asociados a volumen de usuarios) (€)</text:p>
          </table:table-cell>
          <table:table-cell table:number-columns-repeated="16383"/>
        </table:table-row>
        <table:table-row table:style-name="ro3">
          <table:table-cell table:style-name="ce15" office:value-type="string" calcext:value-type="string">
            <text:p>Costes Cloud (AWS/Azure/GCP)</text:p>
          </table:table-cell>
          <table:table-cell table:style-name="ce15" office:value-type="float" office:value="8850" calcext:value-type="float">
            <text:p>8850</text:p>
          </table:table-cell>
          <table:table-cell table:style-name="ce15" office:value-type="float" office:value="12200" calcext:value-type="float">
            <text:p>12200</text:p>
          </table:table-cell>
          <table:table-cell table:style-name="ce15" office:value-type="float" office:value="17000" calcext:value-type="float">
            <text:p>17000</text:p>
          </table:table-cell>
          <table:table-cell table:style-name="ce15" office:value-type="float" office:value="24000" calcext:value-type="float">
            <text:p>24000</text:p>
          </table:table-cell>
          <table:table-cell office:value-type="float" office:value="30000" calcext:value-type="float">
            <text:p>3000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APIs de IA (OpenAI, Anthropic, etc.)</text:p>
          </table:table-cell>
          <table:table-cell table:style-name="ce15" office:value-type="float" office:value="11400" calcext:value-type="float">
            <text:p>11400</text:p>
          </table:table-cell>
          <table:table-cell table:style-name="ce15" office:value-type="float" office:value="15900" calcext:value-type="float">
            <text:p>15900</text:p>
          </table:table-cell>
          <table:table-cell table:style-name="ce15" office:value-type="float" office:value="22300" calcext:value-type="float">
            <text:p>22300</text:p>
          </table:table-cell>
          <table:table-cell table:style-name="ce15"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1">
          <table:table-cell table:style-name="ce15" table:number-columns-repeated="5"/>
          <table:table-cell table:number-columns-repeated="16379"/>
        </table:table-row>
        <table:table-row table:style-name="ro11">
          <table:table-cell table:style-name="ce14" office:value-type="string" calcext:value-type="string">
            <text:p>GASTOS FIJ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eldos </text:p>
          </table:table-cell>
          <table:table-cell table:formula="of:=[$'Gastos Personal y SS'.D10]" office:value-type="float" office:value="218000" calcext:value-type="float">
            <text:p>218000</text:p>
          </table:table-cell>
          <table:table-cell table:formula="of:=[$'Gastos Personal y SS'.F10]" office:value-type="float" office:value="248000" calcext:value-type="float">
            <text:p>248000</text:p>
          </table:table-cell>
          <table:table-cell table:formula="of:=[$'Gastos Personal y SS'.H10]" office:value-type="float" office:value="327000" calcext:value-type="float">
            <text:p>327000</text:p>
          </table:table-cell>
          <table:table-cell table:formula="of:=[$'Gastos Personal y SS'.J10]" office:value-type="float" office:value="382000" calcext:value-type="float">
            <text:p>382000</text:p>
          </table:table-cell>
          <table:table-cell table:formula="of:=[$'Gastos Personal y SS'.L10]" office:value-type="float" office:value="482000" calcext:value-type="float">
            <text:p>48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idad Social</text:p>
          </table:table-cell>
          <table:table-cell table:formula="of:=[$'Gastos Personal y SS'.D11]" office:value-type="float" office:value="65400" calcext:value-type="float">
            <text:p>65400</text:p>
          </table:table-cell>
          <table:table-cell table:formula="of:=[$'Gastos Personal y SS'.F11]" office:value-type="float" office:value="74400" calcext:value-type="float">
            <text:p>74400</text:p>
          </table:table-cell>
          <table:table-cell table:formula="of:=[$'Gastos Personal y SS'.H11]" office:value-type="float" office:value="98100" calcext:value-type="float">
            <text:p>98100</text:p>
          </table:table-cell>
          <table:table-cell table:formula="of:=[$'Gastos Personal y SS'.J11]" office:value-type="float" office:value="114600" calcext:value-type="float">
            <text:p>114600</text:p>
          </table:table-cell>
          <table:table-cell table:formula="of:=[$'Gastos Personal y SS'.L11]" office:value-type="float" office:value="144600" calcext:value-type="float">
            <text:p>14460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Alquiler oficina (opcional)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style-name="ce15" office:value-type="string" calcext:value-type="string">
            <text:p>Teletrabajo (VPN/herramientas)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MARKETING DIGI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oogle Ads/Meta Ads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binars/Contenido SEO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erias digitales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ADMINISTRACIÓN Y LEG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esoría legal</text:p>
          </table:table-cell>
          <table:table-cell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os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1">
          <table:table-cell table:style-name="ce14" office:value-type="string" calcext:value-type="string">
            <text:p>TRIBUTOS (IBI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number-columns-repeated="6"/>
          <table:table-cell table:style-name="ce17" table:number-columns-repeated="16378"/>
        </table:table-row>
        <table:table-row table:style-name="ro10">
          <table:table-cell table:style-name="ce16" office:value-type="string" calcext:value-type="string">
            <text:p>TOTAL GASTOS (€)</text:p>
          </table:table-cell>
          <table:table-cell table:style-name="ce17" table:formula="of:=SUM([.B6:.B24])" office:value-type="float" office:value="319650" calcext:value-type="float">
            <text:p>319650</text:p>
          </table:table-cell>
          <table:table-cell table:style-name="ce17" table:formula="of:=SUM([.C6:.C24])" office:value-type="float" office:value="376000" calcext:value-type="float">
            <text:p>376000</text:p>
          </table:table-cell>
          <table:table-cell table:style-name="ce17" table:formula="of:=SUM([.D6:.D24])" office:value-type="float" office:value="498400" calcext:value-type="float">
            <text:p>498400</text:p>
          </table:table-cell>
          <table:table-cell table:style-name="ce17" table:formula="of:=SUM([.E6:.E24])" office:value-type="float" office:value="593100" calcext:value-type="float">
            <text:p>593100</text:p>
          </table:table-cell>
          <table:table-cell table:style-name="ce17" table:formula="of:=SUM([.F6:.F24])" office:value-type="float" office:value="749600" calcext:value-type="float">
            <text:p>749600</text:p>
          </table:table-cell>
          <table:table-cell table:number-columns-repeated="16378"/>
        </table:table-row>
      </table:table>
      <table:table table:name="Amortizacione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33" office:value-type="string" calcext:value-type="string" table:number-columns-spanned="3" table:number-rows-spanned="1">
            <text:p>PLAN DE AMORTIZACIÓN</text:p>
          </table:table-cell>
          <table:covered-table-cell table:style-name="ce33"/>
          <table:covered-table-cell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8" office:value-type="string" calcext:value-type="string">
            <text:p>Tipo de activo no corriente</text:p>
          </table:table-cell>
          <table:table-cell table:style-name="ce38" office:value-type="string" calcext:value-type="string">
            <text:p>Valor</text:p>
          </table:table-cell>
          <table:table-cell table:style-name="ce38" office:value-type="string" calcext:value-type="string">
            <text:p>Plazo de amortización</text:p>
          </table:table-cell>
          <table:table-cell table:style-name="ce38" office:value-type="string" calcext:value-type="string">
            <text:p>Amortización annual</text:p>
          </table:table-cell>
          <table:table-cell/>
        </table:table-row>
        <table:table-row table:style-name="ro1">
          <table:table-cell office:value-type="string" calcext:value-type="string">
            <text:p>Equipos informáticos</text:p>
          </table:table-cell>
          <table:table-cell table:formula="of:=2500*[$'Gastos Personal y SS'.C12]"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formula="of:=[.B5]/[.C5]"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style-name="ce39" office:value-type="string" calcext:value-type="string">
            <text:p>Software ERP/CRM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.B6]/[.C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Estimación amortización anual</text:p>
          </table:table-cell>
          <table:table-cell table:style-name="ce17" table:formula="of:=SUM([.D5:.D6])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style-name="ce40" office:value-type="string" calcext:value-type="string">
            <text:p>Total activos no corrientes</text:p>
          </table:table-cell>
          <table:table-cell table:style-name="ce17" table:formula="of:=SUM([.B5:.B6])" office:value-type="float" office:value="25000" calcext:value-type="float">
            <text:p>25000</text:p>
          </table:table-cell>
          <table:table-cell table:number-columns-repeated="3"/>
        </table:table-row>
      </table:table>
      <table:table table:name="Cuenta P&amp;G" table:style-name="ta1">
        <table:table-column table:style-name="co27" table:default-cell-style-name="Default"/>
        <table:table-column table:style-name="co12" table:number-columns-repeated="16383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 table:number-columns-spanned="11" table:number-rows-spanned="1">
            <text:p>CUENTA DE PERDIDAS Y GANANCIAS PREVISIONAL</text:p>
          </table:table-cell>
          <table:covered-table-cell table:style-name="ce43"/>
          <table:covered-table-cell table:number-columns-repeated="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8"/>
          <table:table-cell table:style-name="ce38" office:value-type="string" calcext:value-type="string">
            <text:p>AÑO 1</text:p>
          </table:table-cell>
          <table:table-cell table:style-name="ce38" office:value-type="string" calcext:value-type="string">
            <text:p>AÑO 2</text:p>
          </table:table-cell>
          <table:table-cell table:style-name="ce38" office:value-type="string" calcext:value-type="string">
            <text:p>AÑO 3</text:p>
          </table:table-cell>
          <table:table-cell table:style-name="ce38" office:value-type="string" calcext:value-type="string">
            <text:p>AÑO 4</text:p>
          </table:table-cell>
          <table:table-cell table:style-name="ce38" office:value-type="string" calcext:value-type="string">
            <text:p>AÑO 5</text:p>
          </table:table-cell>
          <table:table-cell/>
          <table:table-cell table:style-name="ce38" table:number-columns-repeated="4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INGRESOS</text:p>
          </table:table-cell>
          <table:table-cell table:style-name="ce17" table:formula="of:=[$Ingresos.D16]" office:value-type="float" office:value="259880" calcext:value-type="float">
            <text:p>259880</text:p>
          </table:table-cell>
          <table:table-cell table:style-name="ce17" table:formula="of:=[$Ingresos.F16]" office:value-type="float" office:value="364880" calcext:value-type="float">
            <text:p>364880</text:p>
          </table:table-cell>
          <table:table-cell table:style-name="ce17" table:formula="of:=[$Ingresos.H16]" office:value-type="float" office:value="513620" calcext:value-type="float">
            <text:p>513620</text:p>
          </table:table-cell>
          <table:table-cell table:style-name="ce17" table:formula="of:=[$Ingresos.J16]" office:value-type="float" office:value="729330" calcext:value-type="float">
            <text:p>729330</text:p>
          </table:table-cell>
          <table:table-cell table:style-name="ce17" table:formula="of:=[$Ingresos.L16]" office:value-type="float" office:value="1034185" calcext:value-type="float">
            <text:p>1034185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1">
          <table:table-cell table:style-name="ce41" office:value-type="string" calcext:value-type="string">
            <text:p>COSTES VARIABLES (VOLUMEN USUARIOS)</text:p>
          </table:table-cell>
          <table:table-cell table:number-columns-repeated="16383"/>
        </table:table-row>
        <table:table-row table:style-name="ro1">
          <table:table-cell table:style-name="ce15" office:value-type="string" calcext:value-type="string">
            <text:p>Costes Cloud (AWS/Azure/GCP)</text:p>
          </table:table-cell>
          <table:table-cell table:style-name="ce15" table:formula="of:=[$'Gastos Totales'.B6]" office:value-type="float" office:value="8850" calcext:value-type="float">
            <text:p>8850</text:p>
          </table:table-cell>
          <table:table-cell table:style-name="ce15" table:formula="of:=[$'Gastos Totales'.C6]" office:value-type="float" office:value="12200" calcext:value-type="float">
            <text:p>12200</text:p>
          </table:table-cell>
          <table:table-cell table:style-name="ce15" table:formula="of:=[$'Gastos Totales'.D6]" office:value-type="float" office:value="17000" calcext:value-type="float">
            <text:p>17000</text:p>
          </table:table-cell>
          <table:table-cell table:style-name="ce15" table:formula="of:=[$'Gastos Totales'.E6]" office:value-type="float" office:value="24000" calcext:value-type="float">
            <text:p>24000</text:p>
          </table:table-cell>
          <table:table-cell table:formula="of:=[$'Gastos Totales'.F6]" office:value-type="float" office:value="30000" calcext:value-type="float">
            <text:p>30000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APIs de IA (OpenAI, Anthropic, etc.)</text:p>
          </table:table-cell>
          <table:table-cell table:style-name="ce15" table:formula="of:=[$'Gastos Totales'.B7]" office:value-type="float" office:value="11400" calcext:value-type="float">
            <text:p>11400</text:p>
          </table:table-cell>
          <table:table-cell table:style-name="ce15" table:formula="of:=[$'Gastos Totales'.C7]" office:value-type="float" office:value="15900" calcext:value-type="float">
            <text:p>15900</text:p>
          </table:table-cell>
          <table:table-cell table:style-name="ce15" table:formula="of:=[$'Gastos Totales'.D7]" office:value-type="float" office:value="22300" calcext:value-type="float">
            <text:p>22300</text:p>
          </table:table-cell>
          <table:table-cell table:style-name="ce15" table:formula="of:=[$'Gastos Totales'.E7]" office:value-type="float" office:value="30000" calcext:value-type="float">
            <text:p>30000</text:p>
          </table:table-cell>
          <table:table-cell table:formula="of:=[$'Gastos Totales'.F7]"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11">
          <table:table-cell table:style-name="ce41" office:value-type="string" calcext:value-type="string">
            <text:p>TOTAL COSTES VOLUMEN USUARIOS</text:p>
          </table:table-cell>
          <table:table-cell table:style-name="ce17" table:formula="of:=SUM([.B8:.B9])" office:value-type="float" office:value="20250" calcext:value-type="float">
            <text:p>20250</text:p>
          </table:table-cell>
          <table:table-cell table:style-name="ce17" table:formula="of:=SUM([.C8:.C9])" office:value-type="float" office:value="28100" calcext:value-type="float">
            <text:p>28100</text:p>
          </table:table-cell>
          <table:table-cell table:style-name="ce17" table:formula="of:=SUM([.D8:.D9])" office:value-type="float" office:value="39300" calcext:value-type="float">
            <text:p>39300</text:p>
          </table:table-cell>
          <table:table-cell table:style-name="ce17" table:formula="of:=SUM([.E8:.E9])" office:value-type="float" office:value="54000" calcext:value-type="float">
            <text:p>54000</text:p>
          </table:table-cell>
          <table:table-cell table:style-name="ce17" table:formula="of:=SUM([.F8:.F9])" office:value-type="float" office:value="70000" calcext:value-type="float">
            <text:p>7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GASTOS DE ESTRUCTU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eldos</text:p>
          </table:table-cell>
          <table:table-cell table:formula="of:=[$'Gastos Totales'.B10]" office:value-type="float" office:value="218000" calcext:value-type="float">
            <text:p>218000</text:p>
          </table:table-cell>
          <table:table-cell table:formula="of:=[$'Gastos Totales'.C10]" office:value-type="float" office:value="248000" calcext:value-type="float">
            <text:p>248000</text:p>
          </table:table-cell>
          <table:table-cell table:formula="of:=[$'Gastos Totales'.D10]" office:value-type="float" office:value="327000" calcext:value-type="float">
            <text:p>327000</text:p>
          </table:table-cell>
          <table:table-cell table:formula="of:=[$'Gastos Totales'.E10]" office:value-type="float" office:value="382000" calcext:value-type="float">
            <text:p>382000</text:p>
          </table:table-cell>
          <table:table-cell table:formula="of:=[$'Gastos Totales'.F10]" office:value-type="float" office:value="482000" calcext:value-type="float">
            <text:p>48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idad social</text:p>
          </table:table-cell>
          <table:table-cell table:formula="of:=[$'Gastos Totales'.B11]" office:value-type="float" office:value="65400" calcext:value-type="float">
            <text:p>65400</text:p>
          </table:table-cell>
          <table:table-cell table:formula="of:=[$'Gastos Totales'.C11]" office:value-type="float" office:value="74400" calcext:value-type="float">
            <text:p>74400</text:p>
          </table:table-cell>
          <table:table-cell table:formula="of:=[$'Gastos Totales'.D11]" office:value-type="float" office:value="98100" calcext:value-type="float">
            <text:p>98100</text:p>
          </table:table-cell>
          <table:table-cell table:formula="of:=[$'Gastos Totales'.E11]" office:value-type="float" office:value="114600" calcext:value-type="float">
            <text:p>114600</text:p>
          </table:table-cell>
          <table:table-cell table:formula="of:=[$'Gastos Totales'.F11]" office:value-type="float" office:value="144600" calcext:value-type="float">
            <text:p>1446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ublicidad &amp; Branding</text:p>
          </table:table-cell>
          <table:table-cell table:formula="of:=SUM([$'Gastos Totales'.B16:.B18])" office:value-type="float" office:value="8000" calcext:value-type="float">
            <text:p>8000</text:p>
          </table:table-cell>
          <table:table-cell table:formula="of:=SUM([$'Gastos Totales'.C16:.C18])" office:value-type="float" office:value="14000" calcext:value-type="float">
            <text:p>14000</text:p>
          </table:table-cell>
          <table:table-cell table:formula="of:=SUM([$'Gastos Totales'.D16:.D18])" office:value-type="float" office:value="19000" calcext:value-type="float">
            <text:p>19000</text:p>
          </table:table-cell>
          <table:table-cell table:formula="of:=SUM([$'Gastos Totales'.E16:.E18])" office:value-type="float" office:value="25000" calcext:value-type="float">
            <text:p>25000</text:p>
          </table:table-cell>
          <table:table-cell table:formula="of:=SUM([$'Gastos Totales'.F16:.F18])" office:value-type="float" office:value="32000" calcext:value-type="float">
            <text:p>32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uros</text:p>
          </table:table-cell>
          <table:table-cell table:formula="of:=[$'Gastos Totales'.B22]" office:value-type="float" office:value="1000" calcext:value-type="float">
            <text:p>1000</text:p>
          </table:table-cell>
          <table:table-cell table:formula="of:=[$'Gastos Totales'.C22]" office:value-type="float" office:value="2000" calcext:value-type="float">
            <text:p>2000</text:p>
          </table:table-cell>
          <table:table-cell table:formula="of:=[$'Gastos Totales'.D22]" office:value-type="float" office:value="3000" calcext:value-type="float">
            <text:p>3000</text:p>
          </table:table-cell>
          <table:table-cell table:formula="of:=[$'Gastos Totales'.E22]" office:value-type="float" office:value="4000" calcext:value-type="float">
            <text:p>4000</text:p>
          </table:table-cell>
          <table:table-cell table:formula="of:=[$'Gastos Totales'.F22]" office:value-type="float" office:value="5000" calcext:value-type="float">
            <text:p>5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sesoria legal</text:p>
          </table:table-cell>
          <table:table-cell table:formula="of:=[$'Gastos Totales'.B21]" office:value-type="float" office:value="5000" calcext:value-type="float">
            <text:p>5000</text:p>
          </table:table-cell>
          <table:table-cell table:formula="of:=[$'Gastos Totales'.C21]" office:value-type="float" office:value="7000" calcext:value-type="float">
            <text:p>7000</text:p>
          </table:table-cell>
          <table:table-cell table:formula="of:=[$'Gastos Totales'.D21]" office:value-type="float" office:value="9000" calcext:value-type="float">
            <text:p>9000</text:p>
          </table:table-cell>
          <table:table-cell table:formula="of:=[$'Gastos Totales'.E21]" office:value-type="float" office:value="10000" calcext:value-type="float">
            <text:p>10000</text:p>
          </table:table-cell>
          <table:table-cell table:formula="of:=[$'Gastos Totales'.F21]" office:value-type="float" office:value="12000" calcext:value-type="float">
            <text:p>12000</text:p>
          </table:table-cell>
          <table:table-cell table:number-columns-repeated="16378"/>
        </table:table-row>
        <table:table-row table:style-name="ro1">
          <table:table-cell table:style-name="ce42" office:value-type="string" calcext:value-type="string">
            <text:p>Teletrabajo (VPN/herramientas)</text:p>
          </table:table-cell>
          <table:table-cell table:formula="of:=[$'Gastos Totales'.B13]" office:value-type="float" office:value="2000" calcext:value-type="float">
            <text:p>2000</text:p>
          </table:table-cell>
          <table:table-cell table:formula="of:=[$'Gastos Totales'.C13]" office:value-type="float" office:value="2500" calcext:value-type="float">
            <text:p>2500</text:p>
          </table:table-cell>
          <table:table-cell table:formula="of:=[$'Gastos Totales'.D13]" office:value-type="float" office:value="3000" calcext:value-type="float">
            <text:p>3000</text:p>
          </table:table-cell>
          <table:table-cell table:formula="of:=[$'Gastos Totales'.E13]" office:value-type="float" office:value="3500" calcext:value-type="float">
            <text:p>3500</text:p>
          </table:table-cell>
          <table:table-cell table:formula="of:=[$'Gastos Totales'.F13]" office:value-type="float" office:value="4000" calcext:value-type="float">
            <text:p>4000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TOTAL COSTES ESTRUCTURA</text:p>
          </table:table-cell>
          <table:table-cell table:style-name="ce17" table:formula="of:=SUM([.B13:.B18])" office:value-type="float" office:value="299400" calcext:value-type="float">
            <text:p>299400</text:p>
          </table:table-cell>
          <table:table-cell table:style-name="ce17" table:formula="of:=SUM([.C13:.C18])" office:value-type="float" office:value="347900" calcext:value-type="float">
            <text:p>347900</text:p>
          </table:table-cell>
          <table:table-cell table:style-name="ce17" table:formula="of:=SUM([.D13:.D18])" office:value-type="float" office:value="459100" calcext:value-type="float">
            <text:p>459100</text:p>
          </table:table-cell>
          <table:table-cell table:style-name="ce17" table:formula="of:=SUM([.E13:.E18])" office:value-type="float" office:value="539100" calcext:value-type="float">
            <text:p>539100</text:p>
          </table:table-cell>
          <table:table-cell table:style-name="ce17" table:formula="of:=SUM([.F13:.F18])" office:value-type="float" office:value="679600" calcext:value-type="float">
            <text:p>679600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table:number-columns-repeated="11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TOTAL GATOS</text:p>
          </table:table-cell>
          <table:table-cell table:style-name="ce17" table:formula="of:=SUM([.B19];[.B10])" office:value-type="float" office:value="319650" calcext:value-type="float">
            <text:p>319650</text:p>
          </table:table-cell>
          <table:table-cell table:style-name="ce17" table:formula="of:=SUM([.C19];[.C10])" office:value-type="float" office:value="376000" calcext:value-type="float">
            <text:p>376000</text:p>
          </table:table-cell>
          <table:table-cell table:style-name="ce17" table:formula="of:=SUM([.D19];[.D10])" office:value-type="float" office:value="498400" calcext:value-type="float">
            <text:p>498400</text:p>
          </table:table-cell>
          <table:table-cell table:style-name="ce17" table:formula="of:=SUM([.E19];[.E10])" office:value-type="float" office:value="593100" calcext:value-type="float">
            <text:p>593100</text:p>
          </table:table-cell>
          <table:table-cell table:style-name="ce17" table:formula="of:=SUM([.F19];[.F10])" office:value-type="float" office:value="749600" calcext:value-type="float">
            <text:p>749600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table:number-columns-repeated="11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AAIT (EBITDA)</text:p>
          </table:table-cell>
          <table:table-cell table:style-name="ce17" table:formula="of:=[.B5]-[.B21]" office:value-type="float" office:value="-59770" calcext:value-type="float">
            <text:p>-59770</text:p>
          </table:table-cell>
          <table:table-cell table:style-name="ce17" table:formula="of:=[.C5]-[.C21]" office:value-type="float" office:value="-11120" calcext:value-type="float">
            <text:p>-11120</text:p>
          </table:table-cell>
          <table:table-cell table:style-name="ce17" table:formula="of:=[.D5]-[.D21]" office:value-type="float" office:value="15220" calcext:value-type="float">
            <text:p>15220</text:p>
          </table:table-cell>
          <table:table-cell table:style-name="ce17" table:formula="of:=[.E5]-[.E21]" office:value-type="float" office:value="136230" calcext:value-type="float">
            <text:p>136230</text:p>
          </table:table-cell>
          <table:table-cell table:style-name="ce17" table:formula="of:=[.F5]-[.F21]" office:value-type="float" office:value="284585" calcext:value-type="float">
            <text:p>284585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(-) Amortizaciones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formula="of:=[$Amortizaciones.D7]" office:value-type="float" office:value="5500" calcext:value-type="float">
            <text:p>5500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AIT (EBIT)</text:p>
          </table:table-cell>
          <table:table-cell table:style-name="ce17" table:formula="of:=[.B23]-[.B24]" office:value-type="float" office:value="-65270" calcext:value-type="float">
            <text:p>-65270</text:p>
          </table:table-cell>
          <table:table-cell table:style-name="ce17" table:formula="of:=[.C23]-[.C24]" office:value-type="float" office:value="-16620" calcext:value-type="float">
            <text:p>-16620</text:p>
          </table:table-cell>
          <table:table-cell table:style-name="ce17" table:formula="of:=[.D23]-[.D24]" office:value-type="float" office:value="9720" calcext:value-type="float">
            <text:p>9720</text:p>
          </table:table-cell>
          <table:table-cell table:style-name="ce17" table:formula="of:=[.E23]-[.E24]" office:value-type="float" office:value="130730" calcext:value-type="float">
            <text:p>130730</text:p>
          </table:table-cell>
          <table:table-cell table:style-name="ce17" table:formula="of:=[.F23]-[.F24]" office:value-type="float" office:value="279085" calcext:value-type="float">
            <text:p>279085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(-) Gastos financieros</text:p>
          </table:table-cell>
          <table:table-cell table:style-name="ce53" table:formula="of:=[$Prestamo.C19]" office:value-type="float" office:value="4250" calcext:value-type="float">
            <text:p>4250.0000</text:p>
          </table:table-cell>
          <table:table-cell table:style-name="ce53" table:formula="of:=[$Prestamo.C20]" office:value-type="float" office:value="3480.85710795486" calcext:value-type="float">
            <text:p>3480.8571</text:p>
          </table:table-cell>
          <table:table-cell table:style-name="ce53" table:formula="of:=[$Prestamo.C21]" office:value-type="float" office:value="2673.25707130746" calcext:value-type="float">
            <text:p>2673.2571</text:p>
          </table:table-cell>
          <table:table-cell table:style-name="ce53" table:formula="of:=[$Prestamo.C22]" office:value-type="float" office:value="1825.2770328277" calcext:value-type="float">
            <text:p>1825.2770</text:p>
          </table:table-cell>
          <table:table-cell table:style-name="ce53" table:formula="of:=[$Prestamo.C23]" office:value-type="float" office:value="934.897992423943" calcext:value-type="float">
            <text:p>934.8980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AT (EBT)</text:p>
          </table:table-cell>
          <table:table-cell table:style-name="ce17" table:formula="of:=[.B25]-[.B26]" office:value-type="float" office:value="-69520" calcext:value-type="float">
            <text:p>-69520</text:p>
          </table:table-cell>
          <table:table-cell table:style-name="ce17" table:formula="of:=[.C25]-[.C26]" office:value-type="float" office:value="-20100.8571079549" calcext:value-type="float">
            <text:p>-20100.8571079549</text:p>
          </table:table-cell>
          <table:table-cell table:style-name="ce17" table:formula="of:=[.D25]-[.D26]" office:value-type="float" office:value="7046.74292869254" calcext:value-type="float">
            <text:p>7046.74292869254</text:p>
          </table:table-cell>
          <table:table-cell table:style-name="ce17" table:formula="of:=[.E25]-[.E26]" office:value-type="float" office:value="128904.722967172" calcext:value-type="float">
            <text:p>128904.722967172</text:p>
          </table:table-cell>
          <table:table-cell table:style-name="ce17" table:formula="of:=[.F25]-[.F26]" office:value-type="float" office:value="278150.102007576" calcext:value-type="float">
            <text:p>278150.102007576</text:p>
          </table:table-cell>
          <table:table-cell table:style-name="ce17" table:number-columns-repeated="5"/>
          <table:table-cell table:number-columns-repeated="16373"/>
        </table:table-row>
        <table:table-row table:style-name="ro1">
          <table:table-cell office:value-type="string" calcext:value-type="string">
            <text:p>(-) Impuesto sociedades (22%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2*[.D27]" office:value-type="float" office:value="1409.34858573851" calcext:value-type="float">
            <text:p>1409.34858573851</text:p>
          </table:table-cell>
          <table:table-cell table:formula="of:=0.2*[.E27]" office:value-type="float" office:value="25780.9445934345" calcext:value-type="float">
            <text:p>25780.9445934345</text:p>
          </table:table-cell>
          <table:table-cell table:formula="of:=0.2*[.F27]" office:value-type="float" office:value="55630.0204015152" calcext:value-type="float">
            <text:p>55630.0204015152</text:p>
          </table:table-cell>
          <table:table-cell table:number-columns-repeated="5"/>
          <table:table-cell table:style-name="ce17" table:number-columns-repeated="16373"/>
        </table:table-row>
        <table:table-row table:style-name="ro11">
          <table:table-cell table:style-name="ce41" office:value-type="string" calcext:value-type="string">
            <text:p>BENEFICIO NETO</text:p>
          </table:table-cell>
          <table:table-cell table:style-name="ce17" table:formula="of:=[.B27]-[.B28]" office:value-type="float" office:value="-69520" calcext:value-type="float">
            <text:p>-69520</text:p>
          </table:table-cell>
          <table:table-cell table:style-name="ce17" table:formula="of:=[.C27]-[.C28]" office:value-type="float" office:value="-20100.8571079549" calcext:value-type="float">
            <text:p>-20100.8571079549</text:p>
          </table:table-cell>
          <table:table-cell table:style-name="ce17" table:formula="of:=[.D27]-[.D28]" office:value-type="float" office:value="5637.39434295403" calcext:value-type="float">
            <text:p>5637.39434295403</text:p>
          </table:table-cell>
          <table:table-cell table:style-name="ce17" table:formula="of:=[.E27]-[.E28]" office:value-type="float" office:value="103123.778373738" calcext:value-type="float">
            <text:p>103123.778373738</text:p>
          </table:table-cell>
          <table:table-cell table:style-name="ce17" table:formula="of:=[.F27]-[.F28]" office:value-type="float" office:value="222520.081606061" calcext:value-type="float">
            <text:p>222520.081606061</text:p>
          </table:table-cell>
          <table:table-cell table:style-name="ce17" table:number-columns-repeated="5"/>
          <table:table-cell table:number-columns-repeated="16373"/>
        </table:table-row>
      </table:table>
      <table:table table:name="Prestamo" table:style-name="ta1">
        <table:table-column table:style-name="co28" table:default-cell-style-name="ce53"/>
        <table:table-column table:style-name="co12" table:number-columns-repeated="2" table:default-cell-style-name="ce53"/>
        <table:table-column table:style-name="co29" table:default-cell-style-name="ce53"/>
        <table:table-column table:style-name="co30" table:default-cell-style-name="ce53"/>
        <table:table-column table:style-name="co12" table:number-columns-repeated="16379" table:default-cell-style-name="ce53"/>
        <table:table-row table:style-name="ro1">
          <table:table-cell table:number-columns-repeated="16384"/>
        </table:table-row>
        <table:table-row table:style-name="ro2">
          <table:table-cell table:style-name="ce54" office:value-type="string" calcext:value-type="string" table:number-columns-spanned="10" table:number-rows-spanned="1">
            <text:p>CUADRO DE AMORTIZACIÓN DE UN PRÉSTAMO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1">
          <table:table-cell table:style-name="ce55" office:value-type="string" calcext:value-type="string">
            <text:p>DATOS</text:p>
          </table:table-cell>
          <table:table-cell table:number-columns-repeated="2"/>
          <table:table-cell table:style-name="ce55" office:value-type="string" calcext:value-type="string">
            <text:p>RESULTADOS</text:p>
          </table:table-cell>
          <table:table-cell table:number-columns-repeated="16380"/>
        </table:table-row>
        <table:table-row table:style-name="ro1">
          <table:table-cell table:style-name="ce56" office:value-type="string" calcext:value-type="string">
            <text:p>Capital inicial</text:p>
          </table:table-cell>
          <table:table-cell office:value-type="float" office:value="85000" calcext:value-type="float">
            <text:p>85000.0000</text:p>
          </table:table-cell>
          <table:table-cell/>
          <table:table-cell office:value-type="string" calcext:value-type="string">
            <text:p>Comisión de apertura</text:p>
          </table:table-cell>
          <table:table-cell table:formula="of:=[.B5]*[.B9]" office:value-type="float" office:value="255" calcext:value-type="float">
            <text:p>255.0000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Tipo de interés nominal</text:p>
          </table:table-cell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Comisión de gestión</text:p>
          </table:table-cell>
          <table:table-cell table:formula="of:=[.B5]*[.B10]" office:value-type="float" office:value="425" calcext:value-type="float">
            <text:p>425.0000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Plazo (AÑOS)</text:p>
          </table:table-cell>
          <table:table-cell office:value-type="float" office:value="5" calcext:value-type="float">
            <text:p>5.0000</text:p>
          </table:table-cell>
          <table:table-cell/>
          <table:table-cell office:value-type="string" calcext:value-type="string">
            <text:p>Capital efectivo</text:p>
          </table:table-cell>
          <table:table-cell table:formula="of:=[.B5]-[.E5]-[.E6]-[.B11]-[.B12]" office:value-type="float" office:value="83930" calcext:value-type="float">
            <text:p>83930.0000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Periodicidad: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string" calcext:value-type="string">
            <text:p>T.A.E. real</text:p>
          </table:table-cell>
          <table:table-cell table:formula="of:=EFFECT(RATE([.B7]*[.B8];PMT([.B6]/[.B8];[.B7]*[.B8];[.B5];;[.B14]);[.E7];;[.B14];0.1)*[.B8];[.B8])" office:value-type="float" office:value="0.0545996919293459" calcext:value-type="float">
            <text:p>0.0546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Comisión de apertura</text:p>
          </table:table-cell>
          <table:table-cell office:value-type="float" office:value="0.003" calcext:value-type="float">
            <text:p>0.003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Comisión de gestión</text:p>
          </table:table-cell>
          <table:table-cell office:value-type="float" office:value="0.005" calcext:value-type="float">
            <text:p>0.005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Gastos fijos bancarios</text:p>
          </table:table-cell>
          <table:table-cell office:value-type="float" office:value="300" calcext:value-type="float">
            <text:p>300.000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Gastos adicionales</text:p>
          </table:table-cell>
          <table:table-cell office:value-type="float" office:value="90" calcext:value-type="float">
            <text:p>90.000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Comisión de cancelación anticipada</text:p>
          </table:table-cell>
          <table:table-cell office:value-type="float" office:value="0.01" calcext:value-type="float">
            <text:p>0.0100</text:p>
          </table:table-cell>
          <table:table-cell table:number-columns-repeated="16382"/>
        </table:table-row>
        <table:table-row table:style-name="ro1">
          <table:table-cell table:style-name="ce56" office:value-type="string" calcext:value-type="string">
            <text:p>Prepagable (1) o pospagable (0)</text:p>
          </table:table-cell>
          <table:table-cell office:value-type="float" office:value="0" calcext:value-type="float">
            <text:p>0.00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1">
          <table:table-cell table:style-name="ce55" office:value-type="string" calcext:value-type="string">
            <text:p>RESULTADOS</text:p>
          </table:table-cell>
          <table:table-cell table:number-columns-repeated="16383"/>
        </table:table-row>
        <table:table-row table:style-name="ro13">
          <table:table-cell table:style-name="ce57" office:value-type="string" calcext:value-type="string">
            <text:p>Períodos de pago (años)</text:p>
          </table:table-cell>
          <table:table-cell table:style-name="ce57" office:value-type="string" calcext:value-type="string">
            <text:p>Cuota</text:p>
          </table:table-cell>
          <table:table-cell table:style-name="ce57" office:value-type="string" calcext:value-type="string">
            <text:p>Pago de intereses</text:p>
          </table:table-cell>
          <table:table-cell table:style-name="ce57" office:value-type="string" calcext:value-type="string">
            <text:p>Amortización del principal</text:p>
          </table:table-cell>
          <table:table-cell table:style-name="ce57" office:value-type="string" calcext:value-type="string">
            <text:p>Amortización acumulada del principal</text:p>
          </table:table-cell>
          <table:table-cell table:style-name="ce57" office:value-type="string" calcext:value-type="string">
            <text:p>Capital pendiente</text:p>
          </table:table-cell>
          <table:table-cell table:style-name="ce57" office:value-type="string" calcext:value-type="string">
            <text:p>Importe de la comisión de cancelación</text:p>
          </table:table-cell>
          <table:table-cell table:style-name="ce58" office:value-type="string" calcext:value-type="string">
            <text:p>Coste de cancelación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.0000</text:p>
          </table:table-cell>
          <table:table-cell table:number-columns-repeated="4"/>
          <table:table-cell table:formula="of:=[.B5]" office:value-type="float" office:value="85000" calcext:value-type="float">
            <text:p>85000.0000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.0000</text:p>
          </table:table-cell>
          <table:table-cell table:formula="of:=IF([.A19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19]=&quot;&quot;;&quot;&quot;;[.$B$6]/[.$B$8]*[.F18])" office:value-type="float" office:value="4250" calcext:value-type="float">
            <text:p>4250.0000</text:p>
          </table:table-cell>
          <table:table-cell table:formula="of:=IF([.A19]=&quot;&quot;;&quot;&quot;;[.B19]-[.C19])" office:value-type="float" office:value="15382.8578409028" calcext:value-type="float">
            <text:p>15382.8578</text:p>
          </table:table-cell>
          <table:table-cell table:formula="of:=IF([.A19]=&quot;&quot;;&quot;&quot;;[.D19]+[.E18])" office:value-type="float" office:value="15382.8578409028" calcext:value-type="float">
            <text:p>15382.8578</text:p>
          </table:table-cell>
          <table:table-cell table:formula="of:=IF([.A19]=&quot;&quot;;&quot;&quot;;[.$F$18]-[.E19])" office:value-type="float" office:value="69617.1421590972" calcext:value-type="float">
            <text:p>69617.1422</text:p>
          </table:table-cell>
          <table:table-cell table:formula="of:=IF([.A19]=&quot;&quot;;&quot;&quot;;[.$B$13]*[.F19])" office:value-type="float" office:value="696.171421590972" calcext:value-type="float">
            <text:p>696.1714</text:p>
          </table:table-cell>
          <table:table-cell table:formula="of:=IF([.A19]=&quot;&quot;;&quot;&quot;;[.F19]+[.G19])" office:value-type="float" office:value="70313.3135806882" calcext:value-type="float">
            <text:p>70313.3136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.0000</text:p>
          </table:table-cell>
          <table:table-cell table:formula="of:=IF([.A20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0]=&quot;&quot;;&quot;&quot;;[.$B$6]/[.$B$8]*[.F19])" office:value-type="float" office:value="3480.85710795486" calcext:value-type="float">
            <text:p>3480.8571</text:p>
          </table:table-cell>
          <table:table-cell table:formula="of:=IF([.A20]=&quot;&quot;;&quot;&quot;;[.B20]-[.C20])" office:value-type="float" office:value="16152.0007329479" calcext:value-type="float">
            <text:p>16152.0007</text:p>
          </table:table-cell>
          <table:table-cell table:formula="of:=IF([.A20]=&quot;&quot;;&quot;&quot;;[.D20]+[.E19])" office:value-type="float" office:value="31534.8585738507" calcext:value-type="float">
            <text:p>31534.8586</text:p>
          </table:table-cell>
          <table:table-cell table:formula="of:=IF([.A20]=&quot;&quot;;&quot;&quot;;[.$F$18]-[.E20])" office:value-type="float" office:value="53465.1414261493" calcext:value-type="float">
            <text:p>53465.1414</text:p>
          </table:table-cell>
          <table:table-cell table:formula="of:=IF([.A20]=&quot;&quot;;&quot;&quot;;[.$B$13]*[.F20])" office:value-type="float" office:value="534.651414261493" calcext:value-type="float">
            <text:p>534.6514</text:p>
          </table:table-cell>
          <table:table-cell table:formula="of:=IF([.A20]=&quot;&quot;;&quot;&quot;;[.F20]+[.G20])" office:value-type="float" office:value="53999.7928404108" calcext:value-type="float">
            <text:p>53999.7928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.0000</text:p>
          </table:table-cell>
          <table:table-cell table:formula="of:=IF([.A21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1]=&quot;&quot;;&quot;&quot;;[.$B$6]/[.$B$8]*[.F20])" office:value-type="float" office:value="2673.25707130746" calcext:value-type="float">
            <text:p>2673.2571</text:p>
          </table:table-cell>
          <table:table-cell table:formula="of:=IF([.A21]=&quot;&quot;;&quot;&quot;;[.B21]-[.C21])" office:value-type="float" office:value="16959.6007695953" calcext:value-type="float">
            <text:p>16959.6008</text:p>
          </table:table-cell>
          <table:table-cell table:formula="of:=IF([.A21]=&quot;&quot;;&quot;&quot;;[.D21]+[.E20])" office:value-type="float" office:value="48494.4593434461" calcext:value-type="float">
            <text:p>48494.4593</text:p>
          </table:table-cell>
          <table:table-cell table:formula="of:=IF([.A21]=&quot;&quot;;&quot;&quot;;[.$F$18]-[.E21])" office:value-type="float" office:value="36505.540656554" calcext:value-type="float">
            <text:p>36505.5407</text:p>
          </table:table-cell>
          <table:table-cell table:formula="of:=IF([.A21]=&quot;&quot;;&quot;&quot;;[.$B$13]*[.F21])" office:value-type="float" office:value="365.05540656554" calcext:value-type="float">
            <text:p>365.0554</text:p>
          </table:table-cell>
          <table:table-cell table:formula="of:=IF([.A21]=&quot;&quot;;&quot;&quot;;[.F21]+[.G21])" office:value-type="float" office:value="36870.5960631195" calcext:value-type="float">
            <text:p>36870.5961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.0000</text:p>
          </table:table-cell>
          <table:table-cell table:formula="of:=IF([.A22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2]=&quot;&quot;;&quot;&quot;;[.$B$6]/[.$B$8]*[.F21])" office:value-type="float" office:value="1825.2770328277" calcext:value-type="float">
            <text:p>1825.2770</text:p>
          </table:table-cell>
          <table:table-cell table:formula="of:=IF([.A22]=&quot;&quot;;&quot;&quot;;[.B22]-[.C22])" office:value-type="float" office:value="17807.5808080751" calcext:value-type="float">
            <text:p>17807.5808</text:p>
          </table:table-cell>
          <table:table-cell table:formula="of:=IF([.A22]=&quot;&quot;;&quot;&quot;;[.D22]+[.E21])" office:value-type="float" office:value="66302.0401515211" calcext:value-type="float">
            <text:p>66302.0402</text:p>
          </table:table-cell>
          <table:table-cell table:formula="of:=IF([.A22]=&quot;&quot;;&quot;&quot;;[.$F$18]-[.E22])" office:value-type="float" office:value="18697.9598484789" calcext:value-type="float">
            <text:p>18697.9598</text:p>
          </table:table-cell>
          <table:table-cell table:formula="of:=IF([.A22]=&quot;&quot;;&quot;&quot;;[.$B$13]*[.F22])" office:value-type="float" office:value="186.979598484789" calcext:value-type="float">
            <text:p>186.9796</text:p>
          </table:table-cell>
          <table:table-cell table:formula="of:=IF([.A22]=&quot;&quot;;&quot;&quot;;[.F22]+[.G22])" office:value-type="float" office:value="18884.9394469636" calcext:value-type="float">
            <text:p>18884.9394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.0000</text:p>
          </table:table-cell>
          <table:table-cell table:formula="of:=IF([.A23]=&quot;&quot;;&quot;&quot;;-PMT([.$B$6]/[.$B$8];[.$B$7]*[.$B$8];[.$B$5];;[.$B$14]))" office:value-type="float" office:value="19632.8578409028" calcext:value-type="float">
            <text:p>19632.8578</text:p>
          </table:table-cell>
          <table:table-cell table:formula="of:=IF([.A23]=&quot;&quot;;&quot;&quot;;[.$B$6]/[.$B$8]*[.F22])" office:value-type="float" office:value="934.897992423943" calcext:value-type="float">
            <text:p>934.8980</text:p>
          </table:table-cell>
          <table:table-cell table:formula="of:=IF([.A23]=&quot;&quot;;&quot;&quot;;[.B23]-[.C23])" office:value-type="float" office:value="18697.9598484788" calcext:value-type="float">
            <text:p>18697.9598</text:p>
          </table:table-cell>
          <table:table-cell table:formula="of:=IF([.A23]=&quot;&quot;;&quot;&quot;;[.D23]+[.E22])" office:value-type="float" office:value="85000" calcext:value-type="float">
            <text:p>85000.0000</text:p>
          </table:table-cell>
          <table:table-cell table:formula="of:=IF([.A23]=&quot;&quot;;&quot;&quot;;[.$F$18]-[.E23])" office:value-type="float" office:value="0" calcext:value-type="float">
            <text:p>0.0000</text:p>
          </table:table-cell>
          <table:table-cell table:formula="of:=IF([.A23]=&quot;&quot;;&quot;&quot;;[.$B$13]*[.F23])" office:value-type="float" office:value="0" calcext:value-type="float">
            <text:p>0.0000</text:p>
          </table:table-cell>
          <table:table-cell table:formula="of:=IF([.A23]=&quot;&quot;;&quot;&quot;;[.F23]+[.G23])" office:value-type="float" office:value="0" calcext:value-type="float">
            <text:p>0.0000</text:p>
          </table:table-cell>
          <table:table-cell table:number-columns-repeated="16376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oreria" table:style-name="ta1">
        <table:table-column table:style-name="co31" table:default-cell-style-name="ce65"/>
        <table:table-column table:style-name="co12" table:number-columns-repeated="16383" table:default-cell-style-name="ce65"/>
        <table:table-row table:style-name="ro1">
          <table:table-cell table:number-columns-repeated="16384"/>
        </table:table-row>
        <table:table-row table:style-name="ro2">
          <table:table-cell table:style-name="ce66" office:value-type="string" calcext:value-type="string" table:number-columns-spanned="11" table:number-rows-spanned="1">
            <text:p>CUENTA DE TESORERÍA PREVISIONAL (5 AÑOS)</text:p>
          </table:table-cell>
          <table:covered-table-cell table:number-columns-repeated="3" table:style-name="ce68"/>
          <table:covered-table-cell table:number-columns-repeated="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1">
          <table:table-cell/>
          <table:table-cell table:style-name="ce67" office:value-type="string" calcext:value-type="string">
            <text:p>Inicial</text:p>
          </table:table-cell>
          <table:table-cell table:style-name="ce67" office:value-type="string" calcext:value-type="string">
            <text:p>AÑO 1</text:p>
          </table:table-cell>
          <table:table-cell table:style-name="ce67" office:value-type="string" calcext:value-type="string">
            <text:p>AÑO 2</text:p>
          </table:table-cell>
          <table:table-cell table:style-name="ce67" office:value-type="string" calcext:value-type="string">
            <text:p>AÑO 3</text:p>
          </table:table-cell>
          <table:table-cell table:number-columns-repeated="2" table:style-name="ce67" office:value-type="string" calcext:value-type="string">
            <text:p>AÑO 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ldo inicial a comienzos de año</text:p>
          </table:table-cell>
          <table:table-cell office:value-type="float" office:value="0" calcext:value-type="float">
            <text:p>0</text:p>
          </table:table-cell>
          <table:table-cell table:formula="of:=[.B34]" office:value-type="float" office:value="140000" calcext:value-type="float">
            <text:p>140000</text:p>
          </table:table-cell>
          <table:table-cell table:formula="of:=[.C34]" office:value-type="float" office:value="99347.1421590972" calcext:value-type="float">
            <text:p>99347</text:p>
          </table:table-cell>
          <table:table-cell table:formula="of:=[.D34]" office:value-type="float" office:value="48494.2843181944" calcext:value-type="float">
            <text:p>48494</text:p>
          </table:table-cell>
          <table:table-cell table:formula="of:=[.E34]" office:value-type="float" office:value="20372.0778915531" calcext:value-type="float">
            <text:p>20372</text:p>
          </table:table-cell>
          <table:table-cell table:formula="of:=[.F34]" office:value-type="float" office:value="83188.2754572157" calcext:value-type="float">
            <text:p>83188</text:p>
          </table:table-cell>
          <table:table-cell table:number-columns-repeated="16377"/>
        </table:table-row>
        <table:table-row table:style-name="ro11">
          <table:table-cell table:style-name="ce67" office:value-type="string" calcext:value-type="string">
            <text:p>COBR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entas</text:p>
          </table:table-cell>
          <table:table-cell/>
          <table:table-cell table:formula="of:=[$'Cuenta P&amp;G'.B5]" office:value-type="float" office:value="259880" calcext:value-type="float">
            <text:p>259880</text:p>
          </table:table-cell>
          <table:table-cell table:formula="of:=[$'Cuenta P&amp;G'.C5]" office:value-type="float" office:value="364880" calcext:value-type="float">
            <text:p>364880</text:p>
          </table:table-cell>
          <table:table-cell table:formula="of:=[$'Cuenta P&amp;G'.D5]" office:value-type="float" office:value="513620" calcext:value-type="float">
            <text:p>513620</text:p>
          </table:table-cell>
          <table:table-cell table:formula="of:=[$'Cuenta P&amp;G'.E5]" office:value-type="float" office:value="729330" calcext:value-type="float">
            <text:p>729330</text:p>
          </table:table-cell>
          <table:table-cell table:formula="of:=[$'Cuenta P&amp;G'.F5]" office:value-type="float" office:value="1034185" calcext:value-type="float">
            <text:p>10341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tros ingres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ortación capital</text:p>
          </table:table-cell>
          <table:table-cell table:formula="of:=[$Balance.B13]" office:value-type="float" office:value="140000" calcext:value-type="float">
            <text:p>1400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éstamo a largo plazo</text:p>
          </table:table-cell>
          <table:table-cell/>
          <table:table-cell table:formula="of:=[$Prestamo.B5]" office:value-type="float" office:value="85000" calcext:value-type="float">
            <text:p>850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éstamo a corto plaz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bvencion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tras aportaciones</text:p>
          </table:table-cell>
          <table:table-cell table:number-columns-repeated="16383"/>
        </table:table-row>
        <table:table-row table:style-name="ro11">
          <table:table-cell table:style-name="ce67" office:value-type="string" calcext:value-type="string">
            <text:p>TOTAL COBROS</text:p>
          </table:table-cell>
          <table:table-cell table:formula="of:=SUM([.B7:.B14])" office:value-type="float" office:value="140000" calcext:value-type="float">
            <text:p>140000</text:p>
          </table:table-cell>
          <table:table-cell table:formula="of:=SUM([.C7:.C14])" office:value-type="float" office:value="344880" calcext:value-type="float">
            <text:p>344880</text:p>
          </table:table-cell>
          <table:table-cell table:formula="of:=SUM([.D7:.D14])" office:value-type="float" office:value="374880" calcext:value-type="float">
            <text:p>374880</text:p>
          </table:table-cell>
          <table:table-cell table:formula="of:=SUM([.E7:.E14])" office:value-type="float" office:value="533620" calcext:value-type="float">
            <text:p>533620</text:p>
          </table:table-cell>
          <table:table-cell table:formula="of:=SUM([.F7:.F14])" office:value-type="float" office:value="759330" calcext:value-type="float">
            <text:p>759330</text:p>
          </table:table-cell>
          <table:table-cell table:formula="of:=SUM([.G7:.G14])" office:value-type="float" office:value="1074185" calcext:value-type="float">
            <text:p>1074185</text:p>
          </table:table-cell>
          <table:table-cell table:number-columns-repeated="16377"/>
        </table:table-row>
        <table:table-row table:style-name="ro11">
          <table:table-cell table:style-name="ce67" office:value-type="string" calcext:value-type="string">
            <text:p>PAGO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versiones</text:p>
          </table:table-cell>
          <table:table-cell/>
          <table:table-cell table:formula="of:=[$Amortizaciones.B8]" office:value-type="float" office:value="25000" calcext:value-type="float">
            <text:p>250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stes de volumen usuarios</text:p>
          </table:table-cell>
          <table:table-cell/>
          <table:table-cell table:formula="of:=[$'Cuenta P&amp;G'.B10]" office:value-type="float" office:value="20250" calcext:value-type="float">
            <text:p>20250</text:p>
          </table:table-cell>
          <table:table-cell table:formula="of:=[$'Cuenta P&amp;G'.C10]" office:value-type="float" office:value="28100" calcext:value-type="float">
            <text:p>28100</text:p>
          </table:table-cell>
          <table:table-cell table:formula="of:=[$'Cuenta P&amp;G'.D10]" office:value-type="float" office:value="39300" calcext:value-type="float">
            <text:p>39300</text:p>
          </table:table-cell>
          <table:table-cell table:formula="of:=[$'Cuenta P&amp;G'.E10]" office:value-type="float" office:value="54000" calcext:value-type="float">
            <text:p>54000</text:p>
          </table:table-cell>
          <table:table-cell table:formula="of:=[$'Cuenta P&amp;G'.F10]" office:value-type="float" office:value="70000" calcext:value-type="float">
            <text:p>70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stes cloud</text:p>
          </table:table-cell>
          <table:table-cell/>
          <table:table-cell table:formula="of:=[$'Gastos Totales'.B6]" office:value-type="float" office:value="8850" calcext:value-type="float">
            <text:p>8850</text:p>
          </table:table-cell>
          <table:table-cell table:formula="of:=[$'Gastos Totales'.C6]" office:value-type="float" office:value="12200" calcext:value-type="float">
            <text:p>12200</text:p>
          </table:table-cell>
          <table:table-cell table:formula="of:=[$'Gastos Totales'.D6]" office:value-type="float" office:value="17000" calcext:value-type="float">
            <text:p>17000</text:p>
          </table:table-cell>
          <table:table-cell table:formula="of:=[$'Gastos Totales'.E6]" office:value-type="float" office:value="24000" calcext:value-type="float">
            <text:p>24000</text:p>
          </table:table-cell>
          <table:table-cell table:formula="of:=[$'Gastos Totales'.F6]" office:value-type="float" office:value="30000" calcext:value-type="float">
            <text:p>30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stes API IA</text:p>
          </table:table-cell>
          <table:table-cell/>
          <table:table-cell table:formula="of:=[$'Gastos Totales'.B7]" office:value-type="float" office:value="11400" calcext:value-type="float">
            <text:p>11400</text:p>
          </table:table-cell>
          <table:table-cell table:formula="of:=[$'Gastos Totales'.C7]" office:value-type="float" office:value="15900" calcext:value-type="float">
            <text:p>15900</text:p>
          </table:table-cell>
          <table:table-cell table:formula="of:=[$'Gastos Totales'.D7]" office:value-type="float" office:value="22300" calcext:value-type="float">
            <text:p>22300</text:p>
          </table:table-cell>
          <table:table-cell table:formula="of:=[$'Gastos Totales'.E7]" office:value-type="float" office:value="30000" calcext:value-type="float">
            <text:p>30000</text:p>
          </table:table-cell>
          <table:table-cell table:formula="of:=[$'Gastos Totales'.F7]"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eldos personal</text:p>
          </table:table-cell>
          <table:table-cell/>
          <table:table-cell table:formula="of:=[$'Gastos Totales'.B10]" office:value-type="float" office:value="218000" calcext:value-type="float">
            <text:p>218000</text:p>
          </table:table-cell>
          <table:table-cell table:formula="of:=[$'Gastos Totales'.C10]" office:value-type="float" office:value="248000" calcext:value-type="float">
            <text:p>248000</text:p>
          </table:table-cell>
          <table:table-cell table:formula="of:=[$'Gastos Totales'.D10]" office:value-type="float" office:value="327000" calcext:value-type="float">
            <text:p>327000</text:p>
          </table:table-cell>
          <table:table-cell table:formula="of:=[$'Gastos Totales'.E10]" office:value-type="float" office:value="382000" calcext:value-type="float">
            <text:p>382000</text:p>
          </table:table-cell>
          <table:table-cell table:formula="of:=[$'Gastos Totales'.F10]" office:value-type="float" office:value="482000" calcext:value-type="float">
            <text:p>482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guridad social</text:p>
          </table:table-cell>
          <table:table-cell/>
          <table:table-cell table:formula="of:=[$'Gastos Totales'.B11]" office:value-type="float" office:value="65400" calcext:value-type="float">
            <text:p>65400</text:p>
          </table:table-cell>
          <table:table-cell table:formula="of:=[$'Gastos Totales'.C11]" office:value-type="float" office:value="74400" calcext:value-type="float">
            <text:p>74400</text:p>
          </table:table-cell>
          <table:table-cell table:formula="of:=[$'Gastos Totales'.D11]" office:value-type="float" office:value="98100" calcext:value-type="float">
            <text:p>98100</text:p>
          </table:table-cell>
          <table:table-cell table:formula="of:=[$'Gastos Totales'.E11]" office:value-type="float" office:value="114600" calcext:value-type="float">
            <text:p>114600</text:p>
          </table:table-cell>
          <table:table-cell table:formula="of:=[$'Gastos Totales'.F11]" office:value-type="float" office:value="144600" calcext:value-type="float">
            <text:p>1446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lquileres</text:p>
          </table:table-cell>
          <table:table-cell/>
          <table:table-cell table:formula="of:=[$'Gastos Totales'.B12]" office:value-type="float" office:value="0" calcext:value-type="float">
            <text:p>0</text:p>
          </table:table-cell>
          <table:table-cell table:formula="of:=[$'Gastos Totales'.C12]" office:value-type="float" office:value="0" calcext:value-type="float">
            <text:p>0</text:p>
          </table:table-cell>
          <table:table-cell table:formula="of:=[$'Gastos Totales'.D12]" office:value-type="float" office:value="0" calcext:value-type="float">
            <text:p>0</text:p>
          </table:table-cell>
          <table:table-cell table:formula="of:=[$'Gastos Totales'.E12]" office:value-type="float" office:value="0" calcext:value-type="float">
            <text:p>0</text:p>
          </table:table-cell>
          <table:table-cell table:formula="of:=[$'Gastos Totales'.F12]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ublicidad</text:p>
          </table:table-cell>
          <table:table-cell/>
          <table:table-cell table:formula="of:=SUM([$'Gastos Totales'.B16:.B18])" office:value-type="float" office:value="8000" calcext:value-type="float">
            <text:p>8000</text:p>
          </table:table-cell>
          <table:table-cell table:formula="of:=SUM([$'Gastos Totales'.C16:.C18])" office:value-type="float" office:value="14000" calcext:value-type="float">
            <text:p>14000</text:p>
          </table:table-cell>
          <table:table-cell table:formula="of:=SUM([$'Gastos Totales'.D16:.D18])" office:value-type="float" office:value="19000" calcext:value-type="float">
            <text:p>19000</text:p>
          </table:table-cell>
          <table:table-cell table:formula="of:=SUM([$'Gastos Totales'.E16:.E18])" office:value-type="float" office:value="25000" calcext:value-type="float">
            <text:p>25000</text:p>
          </table:table-cell>
          <table:table-cell table:formula="of:=SUM([$'Gastos Totales'.F16:.F18])" office:value-type="float" office:value="32000" calcext:value-type="float">
            <text:p>32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guros</text:p>
          </table:table-cell>
          <table:table-cell/>
          <table:table-cell table:formula="of:=[$'Gastos Totales'.B22]" office:value-type="float" office:value="1000" calcext:value-type="float">
            <text:p>1000</text:p>
          </table:table-cell>
          <table:table-cell table:formula="of:=[$'Gastos Totales'.C22]" office:value-type="float" office:value="2000" calcext:value-type="float">
            <text:p>2000</text:p>
          </table:table-cell>
          <table:table-cell table:formula="of:=[$'Gastos Totales'.D22]" office:value-type="float" office:value="3000" calcext:value-type="float">
            <text:p>3000</text:p>
          </table:table-cell>
          <table:table-cell table:formula="of:=[$'Gastos Totales'.E22]" office:value-type="float" office:value="4000" calcext:value-type="float">
            <text:p>4000</text:p>
          </table:table-cell>
          <table:table-cell table:formula="of:=[$'Gastos Totales'.F22]" office:value-type="float" office:value="5000" calcext:value-type="float">
            <text:p>5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erramientas de trabajo</text:p>
          </table:table-cell>
          <table:table-cell/>
          <table:table-cell table:formula="of:=[$'Gastos Totales'.B13]" office:value-type="float" office:value="2000" calcext:value-type="float">
            <text:p>2000</text:p>
          </table:table-cell>
          <table:table-cell table:formula="of:=[$'Gastos Totales'.C13]" office:value-type="float" office:value="2500" calcext:value-type="float">
            <text:p>2500</text:p>
          </table:table-cell>
          <table:table-cell table:formula="of:=[$'Gastos Totales'.D13]" office:value-type="float" office:value="3000" calcext:value-type="float">
            <text:p>3000</text:p>
          </table:table-cell>
          <table:table-cell table:formula="of:=[$'Gastos Totales'.E13]" office:value-type="float" office:value="3500" calcext:value-type="float">
            <text:p>3500</text:p>
          </table:table-cell>
          <table:table-cell table:formula="of:=[$'Gastos Totales'.F13]" office:value-type="float" office:value="4000" calcext:value-type="float">
            <text:p>4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ibutos</text:p>
          </table:table-cell>
          <table:table-cell/>
          <table:table-cell table:formula="of:=[$'Gastos Totales'.B24]" office:value-type="float" office:value="0" calcext:value-type="float">
            <text:p>0</text:p>
          </table:table-cell>
          <table:table-cell table:formula="of:=[$'Gastos Totales'.C24]" office:value-type="float" office:value="0" calcext:value-type="float">
            <text:p>0</text:p>
          </table:table-cell>
          <table:table-cell table:formula="of:=[$'Gastos Totales'.D24]" office:value-type="float" office:value="0" calcext:value-type="float">
            <text:p>0</text:p>
          </table:table-cell>
          <table:table-cell table:formula="of:=[$'Gastos Totales'.E24]" office:value-type="float" office:value="0" calcext:value-type="float">
            <text:p>0</text:p>
          </table:table-cell>
          <table:table-cell table:formula="of:=[$'Gastos Totales'.F24]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tros gastos</text:p>
          </table:table-cell>
          <table:table-cell/>
          <table:table-cell table:formula="of:=SUM([$'Gastos Totales'.B21:.B22])" office:value-type="float" office:value="6000" calcext:value-type="float">
            <text:p>6000</text:p>
          </table:table-cell>
          <table:table-cell table:formula="of:=SUM([$'Gastos Totales'.C21:.C22])" office:value-type="float" office:value="9000" calcext:value-type="float">
            <text:p>9000</text:p>
          </table:table-cell>
          <table:table-cell table:formula="of:=SUM([$'Gastos Totales'.D21:.D22])" office:value-type="float" office:value="12000" calcext:value-type="float">
            <text:p>12000</text:p>
          </table:table-cell>
          <table:table-cell table:formula="of:=SUM([$'Gastos Totales'.E21:.E22])" office:value-type="float" office:value="14000" calcext:value-type="float">
            <text:p>14000</text:p>
          </table:table-cell>
          <table:table-cell table:formula="of:=SUM([$'Gastos Totales'.F21:.F22])" office:value-type="float" office:value="17000" calcext:value-type="float">
            <text:p>170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uesto sociedades</text:p>
          </table:table-cell>
          <table:table-cell/>
          <table:table-cell table:formula="of:=[$'Cuenta P&amp;G'.B28]" office:value-type="float" office:value="0" calcext:value-type="float">
            <text:p>0</text:p>
          </table:table-cell>
          <table:table-cell table:formula="of:=[$'Cuenta P&amp;G'.C28]" office:value-type="float" office:value="0" calcext:value-type="float">
            <text:p>0</text:p>
          </table:table-cell>
          <table:table-cell table:formula="of:=[$'Cuenta P&amp;G'.D28]" office:value-type="float" office:value="1409.34858573851" calcext:value-type="float">
            <text:p>1409</text:p>
          </table:table-cell>
          <table:table-cell table:formula="of:=[$'Cuenta P&amp;G'.E28]" office:value-type="float" office:value="25780.9445934345" calcext:value-type="float">
            <text:p>25781</text:p>
          </table:table-cell>
          <table:table-cell table:formula="of:=[$'Cuenta P&amp;G'.F28]" office:value-type="float" office:value="55630.0204015152" calcext:value-type="float">
            <text:p>556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tos financieros</text:p>
          </table:table-cell>
          <table:table-cell/>
          <table:table-cell table:formula="of:=[$'Cuenta P&amp;G'.B26]" office:value-type="float" office:value="4250" calcext:value-type="float">
            <text:p>4250</text:p>
          </table:table-cell>
          <table:table-cell table:formula="of:=[$'Cuenta P&amp;G'.C26]" office:value-type="float" office:value="3480.85710795486" calcext:value-type="float">
            <text:p>3481</text:p>
          </table:table-cell>
          <table:table-cell table:formula="of:=[$'Cuenta P&amp;G'.D26]" office:value-type="float" office:value="2673.25707130746" calcext:value-type="float">
            <text:p>2673</text:p>
          </table:table-cell>
          <table:table-cell table:formula="of:=[$'Cuenta P&amp;G'.E26]" office:value-type="float" office:value="1825.2770328277" calcext:value-type="float">
            <text:p>1825</text:p>
          </table:table-cell>
          <table:table-cell table:formula="of:=[$'Cuenta P&amp;G'.F26]" office:value-type="float" office:value="934.897992423943" calcext:value-type="float">
            <text:p>93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olución préstamos a largo plazo</text:p>
          </table:table-cell>
          <table:table-cell/>
          <table:table-cell table:formula="of:=[$Prestamo.D19]" office:value-type="float" office:value="15382.8578409028" calcext:value-type="float">
            <text:p>15383</text:p>
          </table:table-cell>
          <table:table-cell table:formula="of:=[$Prestamo.D20]" office:value-type="float" office:value="16152.0007329479" calcext:value-type="float">
            <text:p>16152</text:p>
          </table:table-cell>
          <table:table-cell table:formula="of:=[$Prestamo.D21]" office:value-type="float" office:value="16959.6007695953" calcext:value-type="float">
            <text:p>16960</text:p>
          </table:table-cell>
          <table:table-cell table:formula="of:=[$Prestamo.D22]" office:value-type="float" office:value="17807.5808080751" calcext:value-type="float">
            <text:p>17808</text:p>
          </table:table-cell>
          <table:table-cell table:formula="of:=[$Prestamo.D23]" office:value-type="float" office:value="18697.9598484788" calcext:value-type="float">
            <text:p>1869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olución préstamos a corto plazo</text:p>
          </table:table-cell>
          <table:table-cell table:number-columns-repeated="16383"/>
        </table:table-row>
        <table:table-row table:style-name="ro11">
          <table:table-cell table:style-name="ce67" office:value-type="string" calcext:value-type="string">
            <text:p>TOTAL PAGOS</text:p>
          </table:table-cell>
          <table:table-cell table:formula="of:=SUM([.B17:.B32])" office:value-type="float" office:value="0" calcext:value-type="float">
            <text:p>0</text:p>
          </table:table-cell>
          <table:table-cell table:formula="of:=SUM([.C17:.C32])" office:value-type="float" office:value="385532.857840903" calcext:value-type="float">
            <text:p>385533</text:p>
          </table:table-cell>
          <table:table-cell table:formula="of:=SUM([.D17:.D32])" office:value-type="float" office:value="425732.857840903" calcext:value-type="float">
            <text:p>425733</text:p>
          </table:table-cell>
          <table:table-cell table:formula="of:=SUM([.E17:.E32])" office:value-type="float" office:value="561742.206426641" calcext:value-type="float">
            <text:p>561742</text:p>
          </table:table-cell>
          <table:table-cell table:formula="of:=SUM([.F17:.F32])" office:value-type="float" office:value="696513.802434337" calcext:value-type="float">
            <text:p>696514</text:p>
          </table:table-cell>
          <table:table-cell table:formula="of:=SUM([.G17:.G32])" office:value-type="float" office:value="899862.878242418" calcext:value-type="float">
            <text:p>899863</text:p>
          </table:table-cell>
          <table:table-cell table:number-columns-repeated="16377"/>
        </table:table-row>
        <table:table-row table:style-name="ro11">
          <table:table-cell table:style-name="ce67" office:value-type="string" calcext:value-type="string">
            <text:p>SALDO CAJA A FINAL DE AÑO</text:p>
          </table:table-cell>
          <table:table-cell table:formula="of:=[.B5]+[.B15]-[.B33]" office:value-type="float" office:value="140000" calcext:value-type="float">
            <text:p>140000</text:p>
          </table:table-cell>
          <table:table-cell table:formula="of:=[.C5]+[.C15]-[.C33]" office:value-type="float" office:value="99347.1421590972" calcext:value-type="float">
            <text:p>99347</text:p>
          </table:table-cell>
          <table:table-cell table:formula="of:=[.D5]+[.D15]-[.D33]" office:value-type="float" office:value="48494.2843181944" calcext:value-type="float">
            <text:p>48494</text:p>
          </table:table-cell>
          <table:table-cell table:formula="of:=[.E5]+[.E15]-[.E33]" office:value-type="float" office:value="20372.0778915531" calcext:value-type="float">
            <text:p>20372</text:p>
          </table:table-cell>
          <table:table-cell table:formula="of:=[.F5]+[.F15]-[.F33]" office:value-type="float" office:value="83188.2754572157" calcext:value-type="float">
            <text:p>83188</text:p>
          </table:table-cell>
          <table:table-cell table:formula="of:=[.G5]+[.G15]-[.G33]" office:value-type="float" office:value="257510.397214798" calcext:value-type="float">
            <text:p>257510</text:p>
          </table:table-cell>
          <table:table-cell table:number-columns-repeated="16377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lance" table:style-name="ta1">
        <table:table-column table:style-name="co32" table:default-cell-style-name="ce69"/>
        <table:table-column table:style-name="co12" table:number-columns-repeated="16383" table:default-cell-style-name="ce69"/>
        <table:table-row table:style-name="ro1">
          <table:table-cell table:number-columns-repeated="16384"/>
        </table:table-row>
        <table:table-row table:style-name="ro2">
          <table:table-cell table:style-name="ce70" office:value-type="string" calcext:value-type="string" table:number-columns-spanned="3" table:number-rows-spanned="1">
            <text:p>BALANC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1">
          <table:table-cell table:style-name="ce71"/>
          <table:table-cell table:style-name="ce74" office:value-type="string" calcext:value-type="string">
            <text:p>Inicial</text:p>
          </table:table-cell>
          <table:table-cell table:style-name="ce74" office:value-type="string" calcext:value-type="string">
            <text:p>AÑO 1</text:p>
          </table:table-cell>
          <table:table-cell table:style-name="ce74" office:value-type="string" calcext:value-type="string">
            <text:p>AÑO 2</text:p>
          </table:table-cell>
          <table:table-cell table:style-name="ce74" office:value-type="string" calcext:value-type="string">
            <text:p>AÑO 3</text:p>
          </table:table-cell>
          <table:table-cell table:number-columns-repeated="2" table:style-name="ce74" office:value-type="string" calcext:value-type="string">
            <text:p>AÑO 4</text:p>
          </table:table-cell>
          <table:table-cell table:style-name="ce74"/>
          <table:table-cell table:number-columns-repeated="16376"/>
        </table:table-row>
        <table:table-row table:style-name="ro11">
          <table:table-cell table:style-name="ce72" office:value-type="string" calcext:value-type="string">
            <text:p>ACTIVO NO CORRIENTE</text:p>
          </table:table-cell>
          <table:table-cell table:formula="of:=SUM([.B6:.B9])" office:value-type="float" office:value="0" calcext:value-type="float">
            <text:p>0.00</text:p>
          </table:table-cell>
          <table:table-cell table:formula="of:=SUM([.C6:.C9])" office:value-type="float" office:value="19500" calcext:value-type="float">
            <text:p>19500.00</text:p>
          </table:table-cell>
          <table:table-cell table:formula="of:=SUM([.D6:.D9])" office:value-type="float" office:value="14000" calcext:value-type="float">
            <text:p>14000.00</text:p>
          </table:table-cell>
          <table:table-cell table:formula="of:=SUM([.E6:.E9])" office:value-type="float" office:value="8500" calcext:value-type="float">
            <text:p>8500.00</text:p>
          </table:table-cell>
          <table:table-cell table:formula="of:=SUM([.F6:.F9])" office:value-type="float" office:value="3000" calcext:value-type="float">
            <text:p>3000.00</text:p>
          </table:table-cell>
          <table:table-cell table:formula="of:=SUM([.G6:.G9])" office:value-type="float" office:value="-2500" calcext:value-type="float">
            <text:p>-25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movilizado material</text:p>
          </table:table-cell>
          <table:table-cell office:value-type="float" office:value="0" calcext:value-type="float">
            <text:p>0.00</text:p>
          </table:table-cell>
          <table:table-cell table:formula="of:=[$Amortizaciones.B8]" office:value-type="float" office:value="25000" calcext:value-type="float">
            <text:p>25000.00</text:p>
          </table:table-cell>
          <table:table-cell table:formula="of:=[$Amortizaciones.B8]" office:value-type="float" office:value="25000" calcext:value-type="float">
            <text:p>25000.00</text:p>
          </table:table-cell>
          <table:table-cell table:formula="of:=[$Amortizaciones.B8]" office:value-type="float" office:value="25000" calcext:value-type="float">
            <text:p>25000.00</text:p>
          </table:table-cell>
          <table:table-cell table:formula="of:=[$Amortizaciones.B8]" office:value-type="float" office:value="25000" calcext:value-type="float">
            <text:p>25000.00</text:p>
          </table:table-cell>
          <table:table-cell table:formula="of:=[$Amortizaciones.B8]" office:value-type="float" office:value="25000" calcext:value-type="float">
            <text:p>250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+D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mortización acumulada</text:p>
          </table:table-cell>
          <table:table-cell office:value-type="float" office:value="0" calcext:value-type="float">
            <text:p>0.00</text:p>
          </table:table-cell>
          <table:table-cell table:formula="of:=-[$Amortizaciones.D7]" office:value-type="float" office:value="-5500" calcext:value-type="float">
            <text:p>-5500.00</text:p>
          </table:table-cell>
          <table:table-cell table:formula="of:==-[$Amortizaciones.D7]*2" office:value-type="float" office:value="-11000" calcext:value-type="float">
            <text:p>-11000.00</text:p>
          </table:table-cell>
          <table:table-cell table:formula="of:==-[$Amortizaciones.D7]*3" office:value-type="float" office:value="-16500" calcext:value-type="float">
            <text:p>-16500.00</text:p>
          </table:table-cell>
          <table:table-cell table:formula="of:==-[$Amortizaciones.D7]*4" office:value-type="float" office:value="-22000" calcext:value-type="float">
            <text:p>-22000.00</text:p>
          </table:table-cell>
          <table:table-cell table:formula="of:==-[$Amortizaciones.D7]*5" office:value-type="float" office:value="-27500" calcext:value-type="float">
            <text:p>-275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movilizado financiero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6377"/>
        </table:table-row>
        <table:table-row table:style-name="ro11">
          <table:table-cell table:style-name="ce72" office:value-type="string" calcext:value-type="string">
            <text:p>ACTIVO CORRIENTE</text:p>
          </table:table-cell>
          <table:table-cell table:formula="of:=SUM([.B11:.B13])" office:value-type="float" office:value="140000" calcext:value-type="float">
            <text:p>140000.00</text:p>
          </table:table-cell>
          <table:table-cell table:formula="of:=SUM([.C11:.C13])" office:value-type="float" office:value="140597.142159097" calcext:value-type="float">
            <text:p>140597.14</text:p>
          </table:table-cell>
          <table:table-cell table:formula="of:=SUM([.D11:.D13])" office:value-type="float" office:value="189364.284318194" calcext:value-type="float">
            <text:p>189364.28</text:p>
          </table:table-cell>
          <table:table-cell table:formula="of:=SUM([.E11:.E13])" office:value-type="float" office:value="129659.472234507" calcext:value-type="float">
            <text:p>129659.47</text:p>
          </table:table-cell>
          <table:table-cell table:formula="of:=SUM([.F11:.F13])" office:value-type="float" office:value="327962.053830954" calcext:value-type="float">
            <text:p>327962.05</text:p>
          </table:table-cell>
          <table:table-cell table:formula="of:=SUM([.G11:.G13])" office:value-type="float" office:value="656680.478820859" calcext:value-type="float">
            <text:p>656680.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istencias</text:p>
          </table:table-cell>
          <table:table-cell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5" office:value-type="float" office:value="40000" calcext:value-type="float">
            <text:p>40000.00</text:p>
          </table:table-cell>
          <table:table-cell table:style-name="ce75" office:value-type="float" office:value="60000" calcext:value-type="float">
            <text:p>60000.00</text:p>
          </table:table-cell>
          <table:table-cell table:style-name="ce75" office:value-type="float" office:value="100000" calcext:value-type="float">
            <text:p>100000.00</text:p>
          </table:table-cell>
          <table:table-cell table:style-name="ce76" office:value-type="float" office:value="100000" calcext:value-type="float">
            <text:p>1000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udores</text:p>
          </table:table-cell>
          <table:table-cell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75" office:value-type="float" office:value="10000" calcext:value-type="float">
            <text:p>10000.00</text:p>
          </table:table-cell>
          <table:table-cell table:style-name="ce75" office:value-type="float" office:value="20000" calcext:value-type="float">
            <text:p>20000.00</text:p>
          </table:table-cell>
          <table:table-cell table:style-name="ce75" office:value-type="float" office:value="30000" calcext:value-type="float">
            <text:p>30000.00</text:p>
          </table:table-cell>
          <table:table-cell table:style-name="ce76" office:value-type="float" office:value="50000" calcext:value-type="float">
            <text:p>500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ja y Bancos</text:p>
          </table:table-cell>
          <table:table-cell office:value-type="float" office:value="140000" calcext:value-type="float">
            <text:p>140000.00</text:p>
          </table:table-cell>
          <table:table-cell table:formula="of:=[.C29]-[.C5]-[.C11]-[.C12]" office:value-type="float" office:value="140597.142159097" calcext:value-type="float">
            <text:p>140597.14</text:p>
          </table:table-cell>
          <table:table-cell table:formula="of:=[.D29]-[.D5]-[.D11]-[.D12]" office:value-type="float" office:value="139364.284318194" calcext:value-type="float">
            <text:p>139364.28</text:p>
          </table:table-cell>
          <table:table-cell table:formula="of:=[.E29]-[.E5]-[.E11]-[.E12]" office:value-type="float" office:value="49659.4722345072" calcext:value-type="float">
            <text:p>49659.47</text:p>
          </table:table-cell>
          <table:table-cell table:formula="of:=[.F29]-[.F5]-[.F11]-[.F12]" office:value-type="float" office:value="197962.053830954" calcext:value-type="float">
            <text:p>197962.05</text:p>
          </table:table-cell>
          <table:table-cell table:formula="of:=[.G29]-[.G5]-[.G11]-[.G12]" office:value-type="float" office:value="506680.478820859" calcext:value-type="float">
            <text:p>506680.48</text:p>
          </table:table-cell>
          <table:table-cell table:number-columns-repeated="16377"/>
        </table:table-row>
        <table:table-row table:style-name="ro11">
          <table:table-cell table:style-name="ce71" office:value-type="string" calcext:value-type="string">
            <text:p>TOTAL ACTIVO</text:p>
          </table:table-cell>
          <table:table-cell table:style-name="ce73" table:formula="of:=[.B10]+[.B5]" office:value-type="float" office:value="140000" calcext:value-type="float">
            <text:p>140000.00</text:p>
          </table:table-cell>
          <table:table-cell table:style-name="ce73" table:formula="of:=[.C10]+[.C5]" office:value-type="float" office:value="160097.142159097" calcext:value-type="float">
            <text:p>160097.14</text:p>
          </table:table-cell>
          <table:table-cell table:style-name="ce73" table:formula="of:=[.D10]+[.D5]" office:value-type="float" office:value="203364.284318194" calcext:value-type="float">
            <text:p>203364.28</text:p>
          </table:table-cell>
          <table:table-cell table:style-name="ce73" table:formula="of:=[.E10]+[.E5]" office:value-type="float" office:value="138159.472234507" calcext:value-type="float">
            <text:p>138159.47</text:p>
          </table:table-cell>
          <table:table-cell table:style-name="ce73" table:formula="of:=[.F10]+[.F5]" office:value-type="float" office:value="330962.053830954" calcext:value-type="float">
            <text:p>330962.05</text:p>
          </table:table-cell>
          <table:table-cell table:style-name="ce73" table:formula="of:=[.G10]+[.G5]" office:value-type="float" office:value="654180.478820859" calcext:value-type="float">
            <text:p>654180.4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1">
          <table:table-cell table:style-name="ce71" office:value-type="string" calcext:value-type="string">
            <text:p>PATRIMONIO NETO</text:p>
          </table:table-cell>
          <table:table-cell table:style-name="ce73" table:formula="of:=SUM([.B17:.B19])" office:value-type="float" office:value="140000" calcext:value-type="float">
            <text:p>140000.00</text:p>
          </table:table-cell>
          <table:table-cell table:style-name="ce73" table:formula="of:=SUM([.C17:.C19])" office:value-type="float" office:value="70480" calcext:value-type="float">
            <text:p>70480.00</text:p>
          </table:table-cell>
          <table:table-cell table:style-name="ce73" table:formula="of:=SUM([.D17:.D19])" office:value-type="float" office:value="119899.142892045" calcext:value-type="float">
            <text:p>119899.14</text:p>
          </table:table-cell>
          <table:table-cell table:style-name="ce73" table:formula="of:=SUM([.E17:.E19])" office:value-type="float" office:value="61653.9315779532" calcext:value-type="float">
            <text:p>61653.93</text:p>
          </table:table-cell>
          <table:table-cell table:style-name="ce73" table:formula="of:=SUM([.F17:.F19])" office:value-type="float" office:value="262264.093982475" calcext:value-type="float">
            <text:p>262264.09</text:p>
          </table:table-cell>
          <table:table-cell table:style-name="ce73" table:formula="of:=SUM([.G17:.G19])" office:value-type="float" office:value="604180.478820859" calcext:value-type="float">
            <text:p>604180.4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pital social</text:p>
          </table:table-cell>
          <table:table-cell table:number-columns-repeated="6" office:value-type="float" office:value="140000" calcext:value-type="float">
            <text:p>1400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ndo propios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table:formula="of:=[.C19]+[.D19]+[.E19]" office:value-type="float" office:value="-83983.4627650008" calcext:value-type="float">
            <text:p>-83983.46</text:p>
          </table:table-cell>
          <table:table-cell table:formula="of:=[.E18]+[.F19]" office:value-type="float" office:value="19140.315608737" calcext:value-type="float">
            <text:p>19140.32</text:p>
          </table:table-cell>
          <table:table-cell table:formula="of:=[.F18]+[.G19]" office:value-type="float" office:value="241660.397214798" calcext:value-type="float">
            <text:p>241660.4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yG</text:p>
          </table:table-cell>
          <table:table-cell office:value-type="float" office:value="0" calcext:value-type="float">
            <text:p>0.00</text:p>
          </table:table-cell>
          <table:table-cell table:formula="of:=[$'Cuenta P&amp;G'.B29]" office:value-type="float" office:value="-69520" calcext:value-type="float">
            <text:p>-69520.00</text:p>
          </table:table-cell>
          <table:table-cell table:formula="of:=[$'Cuenta P&amp;G'.C29]" office:value-type="float" office:value="-20100.8571079549" calcext:value-type="float">
            <text:p>-20100.86</text:p>
          </table:table-cell>
          <table:table-cell table:formula="of:=[$'Cuenta P&amp;G'.D29]" office:value-type="float" office:value="5637.39434295403" calcext:value-type="float">
            <text:p>5637.39</text:p>
          </table:table-cell>
          <table:table-cell table:formula="of:=[$'Cuenta P&amp;G'.E29]" office:value-type="float" office:value="103123.778373738" calcext:value-type="float">
            <text:p>103123.78</text:p>
          </table:table-cell>
          <table:table-cell table:formula="of:=[$'Cuenta P&amp;G'.F29]" office:value-type="float" office:value="222520.081606061" calcext:value-type="float">
            <text:p>222520.0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1">
          <table:table-cell table:style-name="ce71" office:value-type="string" calcext:value-type="string">
            <text:p>PASIVO</text:p>
          </table:table-cell>
          <table:table-cell table:number-columns-repeated="16383"/>
        </table:table-row>
        <table:table-row table:style-name="ro1">
          <table:table-cell table:style-name="ce73" office:value-type="string" calcext:value-type="string">
            <text:p>ACREEDORES A LARGO PLAZO</text:p>
          </table:table-cell>
          <table:table-cell table:formula="of:=SUM([.B23:.B24])" office:value-type="float" office:value="0" calcext:value-type="float">
            <text:p>0.00</text:p>
          </table:table-cell>
          <table:table-cell table:formula="of:=SUM([.C23:.C24])" office:value-type="float" office:value="69617.1421590972" calcext:value-type="float">
            <text:p>69617.14</text:p>
          </table:table-cell>
          <table:table-cell table:formula="of:=SUM([.D23:.D24])" office:value-type="float" office:value="53465.1414261493" calcext:value-type="float">
            <text:p>53465.14</text:p>
          </table:table-cell>
          <table:table-cell table:formula="of:=SUM([.E23:.E24])" office:value-type="float" office:value="36505.540656554" calcext:value-type="float">
            <text:p>36505.54</text:p>
          </table:table-cell>
          <table:table-cell table:formula="of:=SUM([.F23:.F24])" office:value-type="float" office:value="18697.9598484789" calcext:value-type="float">
            <text:p>18697.96</text:p>
          </table:table-cell>
          <table:table-cell table:formula="of:=SUM([.G23:.G24])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éstamos a largo plazo</text:p>
          </table:table-cell>
          <table:table-cell office:value-type="float" office:value="0" calcext:value-type="float">
            <text:p>0.00</text:p>
          </table:table-cell>
          <table:table-cell table:formula="of:=[$Prestamo.F19]" office:value-type="float" office:value="69617.1421590972" calcext:value-type="float">
            <text:p>69617.14</text:p>
          </table:table-cell>
          <table:table-cell table:formula="of:=[$Prestamo.F20]" office:value-type="float" office:value="53465.1414261493" calcext:value-type="float">
            <text:p>53465.14</text:p>
          </table:table-cell>
          <table:table-cell table:formula="of:=[$Prestamo.F21]" office:value-type="float" office:value="36505.540656554" calcext:value-type="float">
            <text:p>36505.54</text:p>
          </table:table-cell>
          <table:table-cell table:formula="of:=[$Prestamo.F22]" office:value-type="float" office:value="18697.9598484789" calcext:value-type="float">
            <text:p>18697.96</text:p>
          </table:table-cell>
          <table:table-cell table:formula="of:=[$Prestamo.F23]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tros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6377"/>
        </table:table-row>
        <table:table-row table:style-name="ro1">
          <table:table-cell table:style-name="ce73" office:value-type="string" calcext:value-type="string">
            <text:p>ACREEDORES A CORTO PLAZO</text:p>
          </table:table-cell>
          <table:table-cell table:formula="of:=SUM([.B26:.B27])" office:value-type="float" office:value="0" calcext:value-type="float">
            <text:p>0.00</text:p>
          </table:table-cell>
          <table:table-cell table:formula="of:=SUM([.C26:.C27])" office:value-type="float" office:value="20000" calcext:value-type="float">
            <text:p>20000.00</text:p>
          </table:table-cell>
          <table:table-cell table:formula="of:=SUM([.D26:.D27])" office:value-type="float" office:value="30000" calcext:value-type="float">
            <text:p>30000.00</text:p>
          </table:table-cell>
          <table:table-cell table:formula="of:=SUM([.E26:.E27])" office:value-type="float" office:value="40000" calcext:value-type="float">
            <text:p>40000.00</text:p>
          </table:table-cell>
          <table:table-cell table:formula="of:=SUM([.F26:.F27])" office:value-type="float" office:value="50000" calcext:value-type="float">
            <text:p>50000.00</text:p>
          </table:table-cell>
          <table:table-cell table:formula="of:=SUM([.G26:.G27])" office:value-type="float" office:value="50000" calcext:value-type="float">
            <text:p>50000.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éstamos a corto plazo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reedores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office:value-type="float" office:value="30000" calcext:value-type="float">
            <text:p>30000.00</text:p>
          </table:table-cell>
          <table:table-cell office:value-type="float" office:value="40000" calcext:value-type="float">
            <text:p>40000.00</text:p>
          </table:table-cell>
          <table:table-cell table:number-columns-repeated="2" office:value-type="float" office:value="50000" calcext:value-type="float">
            <text:p>50000.00</text:p>
          </table:table-cell>
          <table:table-cell table:number-columns-repeated="16377"/>
        </table:table-row>
        <table:table-row table:style-name="ro11">
          <table:table-cell table:style-name="ce71" office:value-type="string" calcext:value-type="string">
            <text:p>TOTAL PASIVO</text:p>
          </table:table-cell>
          <table:table-cell table:style-name="ce73" table:formula="of:=[.B22]+[.B25]" office:value-type="float" office:value="0" calcext:value-type="float">
            <text:p>0.00</text:p>
          </table:table-cell>
          <table:table-cell table:style-name="ce73" table:formula="of:=[.C22]+[.C25]" office:value-type="float" office:value="89617.1421590972" calcext:value-type="float">
            <text:p>89617.14</text:p>
          </table:table-cell>
          <table:table-cell table:style-name="ce73" table:formula="of:=[.D22]+[.D25]" office:value-type="float" office:value="83465.1414261493" calcext:value-type="float">
            <text:p>83465.14</text:p>
          </table:table-cell>
          <table:table-cell table:style-name="ce73" table:formula="of:=[.E22]+[.E25]" office:value-type="float" office:value="76505.540656554" calcext:value-type="float">
            <text:p>76505.54</text:p>
          </table:table-cell>
          <table:table-cell table:style-name="ce73" table:formula="of:=[.F22]+[.F25]" office:value-type="float" office:value="68697.9598484789" calcext:value-type="float">
            <text:p>68697.96</text:p>
          </table:table-cell>
          <table:table-cell table:style-name="ce73" table:formula="of:=[.G22]+[.G25]" office:value-type="float" office:value="50000" calcext:value-type="float">
            <text:p>50000.00</text:p>
          </table:table-cell>
          <table:table-cell table:number-columns-repeated="16377"/>
        </table:table-row>
        <table:table-row table:style-name="ro11">
          <table:table-cell table:style-name="ce71" office:value-type="string" calcext:value-type="string">
            <text:p>TOTAL PASIVO + PATRIMONIO NETO</text:p>
          </table:table-cell>
          <table:table-cell table:style-name="ce73" table:formula="of:=[.B16]+[.B28]" office:value-type="float" office:value="140000" calcext:value-type="float">
            <text:p>140000.00</text:p>
          </table:table-cell>
          <table:table-cell table:style-name="ce73" table:formula="of:=[.C16]+[.C28]" office:value-type="float" office:value="160097.142159097" calcext:value-type="float">
            <text:p>160097.14</text:p>
          </table:table-cell>
          <table:table-cell table:style-name="ce73" table:formula="of:=[.D16]+[.D28]" office:value-type="float" office:value="203364.284318194" calcext:value-type="float">
            <text:p>203364.28</text:p>
          </table:table-cell>
          <table:table-cell table:style-name="ce73" table:formula="of:=[.E16]+[.E28]" office:value-type="float" office:value="138159.472234507" calcext:value-type="float">
            <text:p>138159.47</text:p>
          </table:table-cell>
          <table:table-cell table:style-name="ce73" table:formula="of:=[.F16]+[.F28]" office:value-type="float" office:value="330962.053830954" calcext:value-type="float">
            <text:p>330962.05</text:p>
          </table:table-cell>
          <table:table-cell table:style-name="ce73" table:formula="of:=[.G16]+[.G28]" office:value-type="float" office:value="654180.478820859" calcext:value-type="float">
            <text:p>654180.48</text:p>
          </table:table-cell>
          <table:table-cell table:number-columns-repeated="16377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9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21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1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1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214">
      <number:text loext:blank-width-char="-"> </number:text>
      <number:text-content/>
      <number:text loext:blank-width-char="-"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 loext:blank-width-char="("> </number:text>
      <number:fill-character> </number:fill-character>
      <number:text>- _)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9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3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6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67">
      <number:text loext:blank-width-char="-"> </number:text>
      <number:text-content/>
      <number:text loext:blank-width-char="-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>
      <number:minutes number:style="long"/>
      <number:text>:</number:text>
      <number:seconds number:style="long"/>
    </number:time-style>
    <number:time-style style:name="N16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0">
      <number:minutes number:style="long"/>
      <number:text>:</number:text>
      <number:seconds number:style="long" number:decimal-places="1"/>
    </number:time-style>
    <number:number-style style:name="N17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5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75">
      <number:text loext:blank-width-char="-"> </number:text>
      <number:text-content/>
      <number:text loext:blank-width-char="-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7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6">
      <number:text loext:blank-width-char="-"> </number:text>
      <number:text-content/>
      <number:text loext:blank-width-char="-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9">
      <number:text loext:blank-width-char="-"> </number:text>
      <number:text-content/>
      <number:text loext:blank-width-char="-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1" number:min-decimal-places="1" number:min-integer-digits="1"/>
      <number:text loext:blank-width-char=" "> </number:text>
    </number:number-style>
    <number:number-style style:name="N181">
      <number:text>-</number:text>
      <number:number number:decimal-places="1" number:min-decimal-places="1" number:min-integer-digits="1"/>
      <number:text> </number:text>
      <style:map style:condition="value()&gt;=0" style:apply-style-name="N181P0"/>
    </number:number-style>
    <number:number-style style:name="N183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18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83P0"/>
    </number:number-style>
    <number:number-style style:name="N18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18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187P2" style:volatile="true">
      <number:text loext:blank-width-char="-"> </number:text>
      <number:fill-character> </number:fill-character>
      <number:text loext:blank-width-char="p2_t4_a5_-7">-       </number:text>
    </number:number-style>
    <number:text-style style:name="N187">
      <number:text loext:blank-width-char="-"> </number:text>
      <number:text-content/>
      <number:text loext:blank-width-char="-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percentage-style style:name="N188">
      <number:number number:decimal-places="3" number:min-decimal-places="3" number:min-integer-digits="1"/>
      <number:text>%</number:text>
    </number:percentage-style>
    <number:percentage-style style:name="N189">
      <number:number number:decimal-places="4" number:min-decimal-places="4" number:min-integer-digits="1"/>
      <number:text>%</number:text>
    </number:percentage-style>
    <number:number-style style:name="N191P0" style:volatile="true">
      <number:number number:decimal-places="0" number:min-decimal-places="0" number:min-integer-digits="1"/>
      <number:text loext:blank-width-char=" "> </number:text>
    </number:number-style>
    <number:number-style style:name="N191">
      <number:text>-</number:text>
      <number:number number:decimal-places="0" number:min-decimal-places="0" number:min-integer-digits="1"/>
      <number:text> </number:text>
      <style:map style:condition="value()&gt;=0" style:apply-style-name="N191P0"/>
    </number:number-style>
    <number:currency-style style:name="N1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93P0"/>
    </number:currency-style>
    <number:currency-style style:name="N19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9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5P0"/>
    </number:currency-style>
    <number:currency-style style:name="N19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9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96P0"/>
    </number:currency-style>
    <number:currency-style style:name="N19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9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9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number-style style:name="N20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0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P2" style:volatile="true">
      <number:text loext:blank-width-char="("> </number:text>
      <number:fill-character> </number:fill-character>
      <number:text>- _)</number:text>
    </number:number-style>
    <number:text-style style:name="N201">
      <number:text loext:blank-width-char="("> </number:text>
      <number:text-content/>
      <number:text loext:blank-width-char=")"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currency-style style:name="N204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204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4P2" style:volatile="true">
      <number:text loext:blank-width-char="("> </number:text>
      <number:currency-symbol/>
      <number:fill-character> </number:fill-character>
      <number:text>- _)</number:text>
    </number:currency-style>
    <number:text-style style:name="N204">
      <number:text loext:blank-width-char="("> </number:text>
      <number:text-content/>
      <number:text loext:blank-width-char=")"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4" number:min-decimal-places="4" number:min-integer-digits="1"/>
    </number:number-style>
    <number:currency-style style:name="N206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20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6P0"/>
    </number:currency-style>
    <number:currency-style style:name="N207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20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7P0"/>
    </number:currency-style>
    <number:currency-style style:name="N208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20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8P0"/>
    </number:currency-style>
    <number:currency-style style:name="N209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20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9P0"/>
    </number:currency-style>
    <number:number-style style:name="N21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1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0P2" style:volatile="true">
      <number:text loext:blank-width-char="("> </number:text>
      <number:fill-character> </number:fill-character>
      <number:text loext:blank-width-char=")1">- </number:text>
    </number:number-style>
    <number:text-style style:name="N210">
      <number:text loext:blank-width-char="("> </number:text>
      <number:text-content/>
      <number:text loext:blank-width-char=")"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currency-style style:name="N21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21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11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211">
      <number:text loext:blank-width-char="("> </number:text>
      <number:text-content/>
      <number:text loext:blank-width-char=")"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1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12">
      <number:text loext:blank-width-char="("> </number:text>
      <number:text-content/>
      <number:text loext:blank-width-char=")"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21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21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213">
      <number:text loext:blank-width-char="-"> </number:text>
      <number:text-content/>
      <number:text loext:blank-width-char="-"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21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215">
      <number:text loext:blank-width-char="-"> </number:text>
      <number:text-content/>
      <number:text loext:blank-width-char="-"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1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21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216">
      <number:text loext:blank-width-char="-"> </number:text>
      <number:text-content/>
      <number:text loext:blank-width-char="-"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21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21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217">
      <number:text loext:blank-width-char="-"> </number:text>
      <number:text-content/>
      <number:text loext:blank-width-char="-"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number number:decimal-places="1" number:min-decimal-places="1" number:min-integer-digits="1"/>
      <number:text loext:blank-width-char=" "> </number:text>
    </number:number-style>
    <number:number-style style:name="N218">
      <number:text>-</number:text>
      <number:number number:decimal-places="1" number:min-decimal-places="1" number:min-integer-digits="1"/>
      <number:text> </number:text>
      <style:map style:condition="value()&gt;=0" style:apply-style-name="N218P0"/>
    </number:number-style>
    <number:number-style style:name="N219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2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219P0"/>
    </number:number-style>
    <number:number-style style:name="N22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22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p1_t3_a4_-6">       </number:text>
    </number:number-style>
    <number:number-style style:name="N220P2" style:volatile="true">
      <number:text loext:blank-width-char="-"> </number:text>
      <number:fill-character> </number:fill-character>
      <number:text loext:blank-width-char="p2_t4_a5_-7">-       </number:text>
    </number:number-style>
    <number:text-style style:name="N220">
      <number:text loext:blank-width-char="-"> </number:text>
      <number:text-content/>
      <number:text loext:blank-width-char="-"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0" number:min-decimal-places="0" number:min-integer-digits="1"/>
      <number:text loext:blank-width-char=" "> </number:text>
    </number:number-style>
    <number:number-style style:name="N221">
      <number:text>-</number:text>
      <number:number number:decimal-places="0" number:min-decimal-places="0" number:min-integer-digits="1"/>
      <number:text> </number:text>
      <style:map style:condition="value()&gt;=0" style:apply-style-name="N221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2"/>
    <style:style style:name="Excel_20_Built-in_20_Comma_20__5b_0_5d_" style:display-name="Excel Built-in Comma [0]" style:family="table-cell" style:parent-style-name="Default" style:data-style-name="N21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16:29:57.2919179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0:24:18.535859963</meta:creation-date>
    <dc:date>2025-06-06T17:21:48.677105051</dc:date>
    <meta:editing-duration>PT2H21M25S</meta:editing-duration>
    <meta:editing-cycles>29</meta:editing-cycles>
    <meta:generator>LibreOffice/24.8.5.2$Linux_X86_64 LibreOffice_project/480$Build-2</meta:generator>
    <meta:document-statistic meta:table-count="9" meta:cell-count="857" meta:object-count="0"/>
  </office:meta>
</office:document-meta>
</file>